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P2" style:family="paragraph" style:parent-style-name="Standard">
      <style:text-properties officeooo:rsid="000f0f6e" officeooo:paragraph-rsid="000f0f6e"/>
    </style:style>
    <style:style style:name="P3" style:family="paragraph" style:parent-style-name="Standard">
      <style:text-properties fo:font-weight="normal" officeooo:rsid="0012e694" officeooo:paragraph-rsid="0012e694" style:font-weight-asian="normal" style:font-weight-complex="normal"/>
    </style:style>
    <style:style style:name="P4" style:family="paragraph" style:parent-style-name="Standard">
      <style:text-properties fo:font-weight="normal" officeooo:rsid="0014f5d4" officeooo:paragraph-rsid="0014f5d4" style:font-weight-asian="normal" style:font-weight-complex="normal"/>
    </style:style>
    <style:style style:name="P5" style:family="paragraph" style:parent-style-name="Standard">
      <style:text-properties fo:font-weight="normal" officeooo:rsid="00151554" officeooo:paragraph-rsid="00151554" style:font-weight-asian="normal" style:font-weight-complex="normal"/>
    </style:style>
    <style:style style:name="P6" style:family="paragraph" style:parent-style-name="Standard">
      <style:text-properties fo:font-weight="normal" officeooo:rsid="00151554" officeooo:paragraph-rsid="00958a6f" style:font-weight-asian="normal" style:font-weight-complex="normal"/>
    </style:style>
    <style:style style:name="P7" style:family="paragraph" style:parent-style-name="Standard">
      <style:text-properties fo:font-weight="normal" officeooo:rsid="0016410b" officeooo:paragraph-rsid="0016410b" style:font-weight-asian="normal" style:font-weight-complex="normal"/>
    </style:style>
    <style:style style:name="P8" style:family="paragraph" style:parent-style-name="Standard">
      <style:text-properties fo:font-weight="normal" officeooo:rsid="001644fd" officeooo:paragraph-rsid="001644fd" style:font-weight-asian="normal" style:font-weight-complex="normal"/>
    </style:style>
    <style:style style:name="P9" style:family="paragraph" style:parent-style-name="Standard">
      <style:text-properties fo:font-weight="normal" officeooo:rsid="00165296" officeooo:paragraph-rsid="00165296" style:font-weight-asian="normal" style:font-weight-complex="normal"/>
    </style:style>
    <style:style style:name="P10" style:family="paragraph" style:parent-style-name="Standard">
      <style:text-properties fo:font-weight="normal" officeooo:rsid="00165296" officeooo:paragraph-rsid="009a29d9" style:font-weight-asian="normal" style:font-weight-complex="normal"/>
    </style:style>
    <style:style style:name="P11" style:family="paragraph" style:parent-style-name="Standard">
      <style:text-properties fo:font-weight="normal" officeooo:rsid="00186270" officeooo:paragraph-rsid="00186270" style:font-weight-asian="normal" style:font-weight-complex="normal"/>
    </style:style>
    <style:style style:name="P12" style:family="paragraph" style:parent-style-name="Standard">
      <style:text-properties fo:font-weight="normal" officeooo:rsid="00186270" officeooo:paragraph-rsid="0019d2d4" style:font-weight-asian="normal" style:font-weight-complex="normal"/>
    </style:style>
    <style:style style:name="P13" style:family="paragraph" style:parent-style-name="Standard">
      <style:text-properties fo:font-weight="normal" officeooo:rsid="00186270" officeooo:paragraph-rsid="0023891d" style:font-weight-asian="normal" style:font-weight-complex="normal"/>
    </style:style>
    <style:style style:name="P14" style:family="paragraph" style:parent-style-name="Standard">
      <style:text-properties fo:font-weight="normal" officeooo:rsid="0019d2d4" officeooo:paragraph-rsid="0019d2d4" style:font-weight-asian="normal" style:font-weight-complex="normal"/>
    </style:style>
    <style:style style:name="P15" style:family="paragraph" style:parent-style-name="Standard">
      <style:text-properties fo:font-weight="normal" officeooo:rsid="001e0890" officeooo:paragraph-rsid="001e0890" style:font-weight-asian="normal" style:font-weight-complex="normal"/>
    </style:style>
    <style:style style:name="P16" style:family="paragraph" style:parent-style-name="Standard">
      <style:text-properties fo:font-weight="normal" officeooo:rsid="001e0890" officeooo:paragraph-rsid="001effde" style:font-weight-asian="normal" style:font-weight-complex="normal"/>
    </style:style>
    <style:style style:name="P17" style:family="paragraph" style:parent-style-name="Standard">
      <style:text-properties fo:font-weight="normal" officeooo:rsid="001effde" officeooo:paragraph-rsid="001effde" style:font-weight-asian="normal" style:font-weight-complex="normal"/>
    </style:style>
    <style:style style:name="P18" style:family="paragraph" style:parent-style-name="Standard">
      <style:text-properties fo:font-weight="normal" officeooo:rsid="00204674" officeooo:paragraph-rsid="00204674" style:font-weight-asian="normal" style:font-weight-complex="normal"/>
    </style:style>
    <style:style style:name="P19" style:family="paragraph" style:parent-style-name="Standard">
      <style:text-properties fo:font-weight="normal" officeooo:rsid="0023891d" officeooo:paragraph-rsid="0023891d" style:font-weight-asian="normal" style:font-weight-complex="normal"/>
    </style:style>
    <style:style style:name="P20" style:family="paragraph" style:parent-style-name="Standard">
      <style:text-properties fo:font-weight="normal" officeooo:rsid="0023891d" officeooo:paragraph-rsid="002558a6" style:font-weight-asian="normal" style:font-weight-complex="normal"/>
    </style:style>
    <style:style style:name="P21" style:family="paragraph" style:parent-style-name="Standard">
      <style:text-properties fo:font-weight="normal" officeooo:rsid="002558a6" officeooo:paragraph-rsid="002558a6" style:font-weight-asian="normal" style:font-weight-complex="normal"/>
    </style:style>
    <style:style style:name="P22" style:family="paragraph" style:parent-style-name="Standard">
      <style:text-properties fo:font-weight="normal" officeooo:rsid="002ab2f5" officeooo:paragraph-rsid="002ab2f5" style:font-weight-asian="normal" style:font-weight-complex="normal"/>
    </style:style>
    <style:style style:name="P23" style:family="paragraph" style:parent-style-name="Standard">
      <style:text-properties fo:font-weight="normal" officeooo:rsid="0093bfb5" officeooo:paragraph-rsid="00958a6f" style:font-weight-asian="normal" style:font-weight-complex="normal"/>
    </style:style>
    <style:style style:name="P24" style:family="paragraph" style:parent-style-name="Standard">
      <style:text-properties fo:font-weight="normal" officeooo:rsid="002b63fc" officeooo:paragraph-rsid="00a743b7"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6"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c0ccd" officeooo:paragraph-rsid="00ad5498"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ec4a5" officeooo:paragraph-rsid="00b0cfd0"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b207c4" officeooo:paragraph-rsid="00b207c4"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b3de71" officeooo:paragraph-rsid="00b6b89c"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b59f05" officeooo:paragraph-rsid="00b59f05"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b6b89c" officeooo:paragraph-rsid="00b6b89c"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b7f6d1" officeooo:paragraph-rsid="00b7f6d1"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da0f8f" officeooo:paragraph-rsid="00da0f8f"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db6b20" officeooo:paragraph-rsid="00db6b20" style:font-style-asian="normal" style:font-weight-asian="normal" style:font-style-complex="normal" style:font-weight-complex="normal"/>
    </style:style>
    <style:style style:name="P41" style:family="paragraph" style:parent-style-name="Standard">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42" style:family="paragraph" style:parent-style-name="Standard">
      <style:text-properties fo:font-weight="bold" officeooo:rsid="0012e694" officeooo:paragraph-rsid="0012e694" style:font-weight-asian="bold" style:font-weight-complex="bold"/>
    </style:style>
    <style:style style:name="P43"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44"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45"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46"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47"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48" style:family="paragraph" style:parent-style-name="Standard">
      <style:text-properties fo:font-weight="normal" officeooo:rsid="002ab2f5" officeooo:paragraph-rsid="002558a6" style:font-weight-asian="normal" style:font-weight-complex="normal"/>
    </style:style>
    <style:style style:name="P49"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dbc51c" officeooo:paragraph-rsid="00dbc51c"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dd7bfd" officeooo:paragraph-rsid="00dd7bfd"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53" style:family="paragraph" style:parent-style-name="Standard" style:list-style-name="L1">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debedf" officeooo:paragraph-rsid="00debedf"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56" style:family="paragraph" style:parent-style-name="Standard" style:list-style-name="L2">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e091fc" officeooo:paragraph-rsid="00e353a2"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353a2" officeooo:paragraph-rsid="00e353a2"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4c3de" officeooo:paragraph-rsid="00e4c3de"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56427" officeooo:paragraph-rsid="00e56427"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56427" officeooo:paragraph-rsid="01111797"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5fa61" officeooo:paragraph-rsid="00e5fa61"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77648" officeooo:paragraph-rsid="00e77648"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77648" officeooo:paragraph-rsid="01420a7a"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77648" officeooo:paragraph-rsid="01652023"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e77648" officeooo:paragraph-rsid="01665c31"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e9a166" officeooo:paragraph-rsid="00e9a166"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e9a166" officeooo:paragraph-rsid="00ecca5d"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e9a166" officeooo:paragraph-rsid="01420a7a"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e9a166" officeooo:paragraph-rsid="0180d485" style:font-style-asian="normal" style:font-weight-asian="normal" style:font-style-complex="normal" style:font-weight-complex="normal"/>
    </style:style>
    <style:style style:name="P71" style:family="paragraph" style:parent-style-name="Standard" style:list-style-name="L2">
      <style:text-properties fo:font-style="normal" style:text-underline-style="none" fo:font-weight="normal" officeooo:rsid="00f30eb2" officeooo:paragraph-rsid="00f30eb2"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132149d" officeooo:paragraph-rsid="0132d2e1"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132149d" officeooo:paragraph-rsid="013d659e"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14582ba" officeooo:paragraph-rsid="014582ba"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14582ba" officeooo:paragraph-rsid="01479b51"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14582ba" officeooo:paragraph-rsid="018c9315"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1493501" officeooo:paragraph-rsid="01493501"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1493501" officeooo:paragraph-rsid="01497955"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1497955" officeooo:paragraph-rsid="01497955" style:font-style-asian="normal" style:font-weight-asian="normal" style:font-style-complex="normal" style:font-weight-complex="normal"/>
    </style:style>
    <style:style style:name="P80" style:family="paragraph" style:parent-style-name="Standard">
      <style:paragraph-properties fo:break-before="page"/>
      <style:text-properties fo:font-style="normal" style:text-underline-style="solid" style:text-underline-width="auto" style:text-underline-color="font-color" fo:font-weight="normal" officeooo:rsid="00dbc51c" officeooo:paragraph-rsid="00dbc51c" style:font-style-asian="normal" style:font-weight-asian="normal" style:font-style-complex="normal" style:font-weight-complex="normal"/>
    </style:style>
    <style:style style:name="P81" style:family="paragraph" style:parent-style-name="Standard">
      <style:paragraph-properties fo:break-before="page"/>
      <style:text-properties fo:font-style="normal" style:text-underline-style="solid" style:text-underline-width="auto" style:text-underline-color="font-color" fo:font-weight="normal" officeooo:rsid="00e091fc" officeooo:paragraph-rsid="00e091fc"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e5fa61" style:font-weight-asian="bold" style:font-weight-complex="bold"/>
    </style:style>
    <style:style style:name="T4" style:family="text">
      <style:text-properties fo:font-weight="bold" officeooo:rsid="00eb19a7" style:font-weight-asian="bold" style:font-weight-complex="bold"/>
    </style:style>
    <style:style style:name="T5" style:family="text">
      <style:text-properties fo:font-weight="bold" officeooo:rsid="00eec067" style:font-weight-asian="bold" style:font-weight-complex="bold"/>
    </style:style>
    <style:style style:name="T6" style:family="text">
      <style:text-properties fo:font-weight="bold" officeooo:rsid="01080db3" style:font-weight-asian="bold" style:font-weight-complex="bold"/>
    </style:style>
    <style:style style:name="T7" style:family="text">
      <style:text-properties fo:font-weight="bold" officeooo:rsid="01098f77" style:font-weight-asian="bold" style:font-weight-complex="bold"/>
    </style:style>
    <style:style style:name="T8" style:family="text">
      <style:text-properties fo:font-weight="bold" officeooo:rsid="01420a7a" style:font-weight-asian="bold" style:font-weight-complex="bold"/>
    </style:style>
    <style:style style:name="T9" style:family="text">
      <style:text-properties fo:font-weight="bold" officeooo:rsid="01443f25" style:font-weight-asian="bold" style:font-weight-complex="bold"/>
    </style:style>
    <style:style style:name="T10" style:family="text">
      <style:text-properties fo:font-weight="bold" officeooo:rsid="014b5cbb" style:font-weight-asian="bold" style:font-weight-complex="bold"/>
    </style:style>
    <style:style style:name="T11" style:family="text">
      <style:text-properties officeooo:rsid="0013257a"/>
    </style:style>
    <style:style style:name="T12" style:family="text">
      <style:text-properties officeooo:rsid="0014f5d4"/>
    </style:style>
    <style:style style:name="T13" style:family="text">
      <style:text-properties officeooo:rsid="00151554"/>
    </style:style>
    <style:style style:name="T14" style:family="text">
      <style:text-properties officeooo:rsid="00160a54"/>
    </style:style>
    <style:style style:name="T15" style:family="text">
      <style:text-properties fo:font-style="italic" style:font-style-asian="italic" style:font-style-complex="italic"/>
    </style:style>
    <style:style style:name="T16" style:family="text">
      <style:text-properties fo:font-style="italic" officeooo:rsid="00160a54" style:font-style-asian="italic" style:font-style-complex="italic"/>
    </style:style>
    <style:style style:name="T17" style:family="text">
      <style:text-properties fo:font-style="italic" officeooo:rsid="0013257a" style:font-style-asian="italic" style:font-style-complex="italic"/>
    </style:style>
    <style:style style:name="T18" style:family="text">
      <style:text-properties fo:font-style="italic" officeooo:rsid="0055f40f" style:font-style-asian="italic" style:font-style-complex="italic"/>
    </style:style>
    <style:style style:name="T19" style:family="text">
      <style:text-properties fo:font-style="italic" officeooo:rsid="006d7567" style:font-style-asian="italic" style:font-style-complex="italic"/>
    </style:style>
    <style:style style:name="T20" style:family="text">
      <style:text-properties fo:font-style="italic" officeooo:rsid="0090dfab" style:font-style-asian="italic" style:font-style-complex="italic"/>
    </style:style>
    <style:style style:name="T21" style:family="text">
      <style:text-properties fo:font-style="italic" officeooo:rsid="00921d30" style:font-style-asian="italic" style:font-style-complex="italic"/>
    </style:style>
    <style:style style:name="T22" style:family="text">
      <style:text-properties fo:font-style="italic" officeooo:rsid="009a29d9" style:font-style-asian="italic" style:font-style-complex="italic"/>
    </style:style>
    <style:style style:name="T23" style:family="text">
      <style:text-properties fo:font-style="italic" officeooo:rsid="00a67a81" style:font-style-asian="italic" style:font-style-complex="italic"/>
    </style:style>
    <style:style style:name="T24" style:family="text">
      <style:text-properties fo:font-style="italic" officeooo:rsid="007da21b" style:font-style-asian="italic" style:font-style-complex="italic"/>
    </style:style>
    <style:style style:name="T25" style:family="text">
      <style:text-properties fo:font-style="italic" officeooo:rsid="00b5e746" style:font-style-asian="italic" style:font-style-complex="italic"/>
    </style:style>
    <style:style style:name="T26" style:family="text">
      <style:text-properties fo:font-style="italic" officeooo:rsid="00bc6e42" style:font-style-asian="italic" style:font-style-complex="italic"/>
    </style:style>
    <style:style style:name="T27" style:family="text">
      <style:text-properties fo:font-style="italic" officeooo:rsid="00dd7bfd" style:font-style-asian="italic" style:font-style-complex="italic"/>
    </style:style>
    <style:style style:name="T28" style:family="text">
      <style:text-properties fo:font-style="italic" officeooo:rsid="00e63f3a" style:font-style-asian="italic" style:font-style-complex="italic"/>
    </style:style>
    <style:style style:name="T29" style:family="text">
      <style:text-properties fo:font-style="italic" officeooo:rsid="01398e58" style:font-style-asian="italic" style:font-style-complex="italic"/>
    </style:style>
    <style:style style:name="T30" style:family="text">
      <style:text-properties officeooo:rsid="00178b76"/>
    </style:style>
    <style:style style:name="T31" style:family="text">
      <style:text-properties officeooo:rsid="0019d2d4"/>
    </style:style>
    <style:style style:name="T32" style:family="text">
      <style:text-properties officeooo:rsid="001b987d"/>
    </style:style>
    <style:style style:name="T33" style:family="text">
      <style:text-properties officeooo:rsid="001ccaef"/>
    </style:style>
    <style:style style:name="T34" style:family="text">
      <style:text-properties officeooo:rsid="001d122c"/>
    </style:style>
    <style:style style:name="T35" style:family="text">
      <style:text-properties officeooo:rsid="001effde"/>
    </style:style>
    <style:style style:name="T36" style:family="text">
      <style:text-properties officeooo:rsid="00201073"/>
    </style:style>
    <style:style style:name="T37" style:family="text">
      <style:text-properties officeooo:rsid="00231860"/>
    </style:style>
    <style:style style:name="T38" style:family="text">
      <style:text-properties officeooo:rsid="0023891d"/>
    </style:style>
    <style:style style:name="T39" style:family="text">
      <style:text-properties officeooo:rsid="002558a6"/>
    </style:style>
    <style:style style:name="T40" style:family="text">
      <style:text-properties officeooo:rsid="0026c4f9"/>
    </style:style>
    <style:style style:name="T41" style:family="text">
      <style:text-properties officeooo:rsid="00270874"/>
    </style:style>
    <style:style style:name="T42" style:family="text">
      <style:text-properties officeooo:rsid="0028d33d"/>
    </style:style>
    <style:style style:name="T43" style:family="text">
      <style:text-properties officeooo:rsid="002b63fc"/>
    </style:style>
    <style:style style:name="T44" style:family="text">
      <style:text-properties officeooo:rsid="002c0ccd"/>
    </style:style>
    <style:style style:name="T45" style:family="text">
      <style:text-properties officeooo:rsid="002ec4a5"/>
    </style:style>
    <style:style style:name="T46" style:family="text">
      <style:text-properties officeooo:rsid="0030ec01"/>
    </style:style>
    <style:style style:name="T47" style:family="text">
      <style:text-properties officeooo:rsid="00326caf"/>
    </style:style>
    <style:style style:name="T48" style:family="text">
      <style:text-properties officeooo:rsid="0034a9e6"/>
    </style:style>
    <style:style style:name="T49" style:family="text">
      <style:text-properties officeooo:rsid="003619d7"/>
    </style:style>
    <style:style style:name="T50" style:family="text">
      <style:text-properties officeooo:rsid="003a4413"/>
    </style:style>
    <style:style style:name="T51" style:family="text">
      <style:text-properties officeooo:rsid="003bffa4"/>
    </style:style>
    <style:style style:name="T52" style:family="text">
      <style:text-properties officeooo:rsid="003d5398"/>
    </style:style>
    <style:style style:name="T53" style:family="text">
      <style:text-properties officeooo:rsid="003f7d56"/>
    </style:style>
    <style:style style:name="T54" style:family="text">
      <style:text-properties officeooo:rsid="0041d586"/>
    </style:style>
    <style:style style:name="T55" style:family="text">
      <style:text-properties officeooo:rsid="00422f38"/>
    </style:style>
    <style:style style:name="T56" style:family="text">
      <style:text-properties officeooo:rsid="00430385"/>
    </style:style>
    <style:style style:name="T57" style:family="text">
      <style:text-properties officeooo:rsid="0043a2d0"/>
    </style:style>
    <style:style style:name="T58" style:family="text">
      <style:text-properties officeooo:rsid="00471f28"/>
    </style:style>
    <style:style style:name="T59" style:family="text">
      <style:text-properties officeooo:rsid="0048a29c"/>
    </style:style>
    <style:style style:name="T60" style:family="text">
      <style:text-properties officeooo:rsid="0049459c"/>
    </style:style>
    <style:style style:name="T61" style:family="text">
      <style:text-properties officeooo:rsid="004a9dab"/>
    </style:style>
    <style:style style:name="T62" style:family="text">
      <style:text-properties officeooo:rsid="004b9387"/>
    </style:style>
    <style:style style:name="T63" style:family="text">
      <style:text-properties officeooo:rsid="004d7943"/>
    </style:style>
    <style:style style:name="T64" style:family="text">
      <style:text-properties officeooo:rsid="004fc47b"/>
    </style:style>
    <style:style style:name="T65" style:family="text">
      <style:text-properties officeooo:rsid="0051ab7e"/>
    </style:style>
    <style:style style:name="T66" style:family="text">
      <style:text-properties officeooo:rsid="00529c26"/>
    </style:style>
    <style:style style:name="T67" style:family="text">
      <style:text-properties officeooo:rsid="0055f40f"/>
    </style:style>
    <style:style style:name="T68" style:family="text">
      <style:text-properties officeooo:rsid="0057569e"/>
    </style:style>
    <style:style style:name="T69" style:family="text">
      <style:text-properties officeooo:rsid="00583c0d"/>
    </style:style>
    <style:style style:name="T70" style:family="text">
      <style:text-properties officeooo:rsid="0059b162"/>
    </style:style>
    <style:style style:name="T71" style:family="text">
      <style:text-properties officeooo:rsid="005a348a"/>
    </style:style>
    <style:style style:name="T72" style:family="text">
      <style:text-properties officeooo:rsid="005b0447"/>
    </style:style>
    <style:style style:name="T73" style:family="text">
      <style:text-properties officeooo:rsid="005c6dbc"/>
    </style:style>
    <style:style style:name="T74" style:family="text">
      <style:text-properties officeooo:rsid="005d717b"/>
    </style:style>
    <style:style style:name="T75" style:family="text">
      <style:text-properties officeooo:rsid="005f5956"/>
    </style:style>
    <style:style style:name="T76" style:family="text">
      <style:text-properties fo:font-style="normal" style:font-style-asian="normal" style:font-style-complex="normal"/>
    </style:style>
    <style:style style:name="T77" style:family="text">
      <style:text-properties fo:font-style="normal" officeooo:rsid="005fcde4" style:font-style-asian="normal" style:font-style-complex="normal"/>
    </style:style>
    <style:style style:name="T78" style:family="text">
      <style:text-properties fo:font-style="normal" officeooo:rsid="009a29d9" style:font-style-asian="normal" style:font-style-complex="normal"/>
    </style:style>
    <style:style style:name="T79" style:family="text">
      <style:text-properties fo:font-style="normal" officeooo:rsid="006d7567" style:font-style-asian="normal" style:font-style-complex="normal"/>
    </style:style>
    <style:style style:name="T80" style:family="text">
      <style:text-properties fo:font-style="normal" officeooo:rsid="00a092da" style:font-style-asian="normal" style:font-style-complex="normal"/>
    </style:style>
    <style:style style:name="T81" style:family="text">
      <style:text-properties officeooo:rsid="00612e5d"/>
    </style:style>
    <style:style style:name="T82" style:family="text">
      <style:text-properties officeooo:rsid="0062f952"/>
    </style:style>
    <style:style style:name="T83" style:family="text">
      <style:text-properties officeooo:rsid="0063c322"/>
    </style:style>
    <style:style style:name="T84" style:family="text">
      <style:text-properties officeooo:rsid="006522f8"/>
    </style:style>
    <style:style style:name="T85" style:family="text">
      <style:text-properties officeooo:rsid="0067fdd9"/>
    </style:style>
    <style:style style:name="T86" style:family="text">
      <style:text-properties officeooo:rsid="0068dad4"/>
    </style:style>
    <style:style style:name="T87" style:family="text">
      <style:text-properties officeooo:rsid="0069a404"/>
    </style:style>
    <style:style style:name="T88" style:family="text">
      <style:text-properties officeooo:rsid="006af154"/>
    </style:style>
    <style:style style:name="T89" style:family="text">
      <style:text-properties officeooo:rsid="006cf55b"/>
    </style:style>
    <style:style style:name="T90" style:family="text">
      <style:text-properties officeooo:rsid="006d7567"/>
    </style:style>
    <style:style style:name="T91" style:family="text">
      <style:text-properties officeooo:rsid="006db38b"/>
    </style:style>
    <style:style style:name="T92" style:family="text">
      <style:text-properties officeooo:rsid="006f2460"/>
    </style:style>
    <style:style style:name="T93" style:family="text">
      <style:text-properties officeooo:rsid="007248ab"/>
    </style:style>
    <style:style style:name="T94" style:family="text">
      <style:text-properties officeooo:rsid="007340df"/>
    </style:style>
    <style:style style:name="T95" style:family="text">
      <style:text-properties officeooo:rsid="00749686"/>
    </style:style>
    <style:style style:name="T96" style:family="text">
      <style:text-properties officeooo:rsid="00765ccc"/>
    </style:style>
    <style:style style:name="T97" style:family="text">
      <style:text-properties officeooo:rsid="0077e360"/>
    </style:style>
    <style:style style:name="T98" style:family="text">
      <style:text-properties officeooo:rsid="007851ef"/>
    </style:style>
    <style:style style:name="T99" style:family="text">
      <style:text-properties officeooo:rsid="007a1b36"/>
    </style:style>
    <style:style style:name="T100" style:family="text">
      <style:text-properties officeooo:rsid="007d3204"/>
    </style:style>
    <style:style style:name="T101" style:family="text">
      <style:text-properties officeooo:rsid="007da21b"/>
    </style:style>
    <style:style style:name="T102" style:family="text">
      <style:text-properties officeooo:rsid="007ea1ce"/>
    </style:style>
    <style:style style:name="T103" style:family="text">
      <style:text-properties officeooo:rsid="007fd662"/>
    </style:style>
    <style:style style:name="T104" style:family="text">
      <style:text-properties officeooo:rsid="0081945f"/>
    </style:style>
    <style:style style:name="T105" style:family="text">
      <style:text-properties officeooo:rsid="00825acf"/>
    </style:style>
    <style:style style:name="T106" style:family="text">
      <style:text-properties officeooo:rsid="00854e09"/>
    </style:style>
    <style:style style:name="T107" style:family="text">
      <style:text-properties officeooo:rsid="0088bfc1"/>
    </style:style>
    <style:style style:name="T108" style:family="text">
      <style:text-properties officeooo:rsid="008a879f"/>
    </style:style>
    <style:style style:name="T109" style:family="text">
      <style:text-properties officeooo:rsid="008acf03"/>
    </style:style>
    <style:style style:name="T110" style:family="text">
      <style:text-properties officeooo:rsid="008cbec9"/>
    </style:style>
    <style:style style:name="T111" style:family="text">
      <style:text-properties officeooo:rsid="008cfa61"/>
    </style:style>
    <style:style style:name="T112" style:family="text">
      <style:text-properties officeooo:rsid="008dd4fa"/>
    </style:style>
    <style:style style:name="T113" style:family="text">
      <style:text-properties officeooo:rsid="008f8b71"/>
    </style:style>
    <style:style style:name="T114" style:family="text">
      <style:text-properties officeooo:rsid="0090dfab"/>
    </style:style>
    <style:style style:name="T115" style:family="text">
      <style:text-properties officeooo:rsid="00921d30"/>
    </style:style>
    <style:style style:name="T116" style:family="text">
      <style:text-properties officeooo:rsid="0093b781"/>
    </style:style>
    <style:style style:name="T117" style:family="text">
      <style:text-properties officeooo:rsid="0093bfb5"/>
    </style:style>
    <style:style style:name="T118" style:family="text">
      <style:text-properties officeooo:rsid="00958a6f"/>
    </style:style>
    <style:style style:name="T119" style:family="text">
      <style:text-properties officeooo:rsid="00964d5f"/>
    </style:style>
    <style:style style:name="T120" style:family="text">
      <style:text-properties officeooo:rsid="00979952"/>
    </style:style>
    <style:style style:name="T121" style:family="text">
      <style:text-properties officeooo:rsid="00979c85"/>
    </style:style>
    <style:style style:name="T122" style:family="text">
      <style:text-properties officeooo:rsid="00992e83"/>
    </style:style>
    <style:style style:name="T123" style:family="text">
      <style:text-properties officeooo:rsid="009a29d9"/>
    </style:style>
    <style:style style:name="T124" style:family="text">
      <style:text-properties officeooo:rsid="009aac10"/>
    </style:style>
    <style:style style:name="T125" style:family="text">
      <style:text-properties officeooo:rsid="009cd83c"/>
    </style:style>
    <style:style style:name="T126" style:family="text">
      <style:text-properties officeooo:rsid="009ea9fa"/>
    </style:style>
    <style:style style:name="T127" style:family="text">
      <style:text-properties officeooo:rsid="00a092da"/>
    </style:style>
    <style:style style:name="T128" style:family="text">
      <style:text-properties officeooo:rsid="00a10d7c"/>
    </style:style>
    <style:style style:name="T129" style:family="text">
      <style:text-properties officeooo:rsid="00a13b6f"/>
    </style:style>
    <style:style style:name="T130" style:family="text">
      <style:text-properties officeooo:rsid="00a1b952"/>
    </style:style>
    <style:style style:name="T131" style:family="text">
      <style:text-properties officeooo:rsid="00a67a81"/>
    </style:style>
    <style:style style:name="T132" style:family="text">
      <style:text-properties officeooo:rsid="00a743b7"/>
    </style:style>
    <style:style style:name="T133" style:family="text">
      <style:text-properties officeooo:rsid="00a8fee3"/>
    </style:style>
    <style:style style:name="T134" style:family="text">
      <style:text-properties officeooo:rsid="00aa306a"/>
    </style:style>
    <style:style style:name="T135" style:family="text">
      <style:text-properties officeooo:rsid="00abc982"/>
    </style:style>
    <style:style style:name="T136" style:family="text">
      <style:text-properties officeooo:rsid="00ac7392"/>
    </style:style>
    <style:style style:name="T137" style:family="text">
      <style:text-properties officeooo:rsid="00ad5498"/>
    </style:style>
    <style:style style:name="T138" style:family="text">
      <style:text-properties officeooo:rsid="00af0409"/>
    </style:style>
    <style:style style:name="T139" style:family="text">
      <style:text-properties officeooo:rsid="00afaef4"/>
    </style:style>
    <style:style style:name="T140" style:family="text">
      <style:text-properties officeooo:rsid="00b0cfd0"/>
    </style:style>
    <style:style style:name="T141" style:family="text">
      <style:text-properties officeooo:rsid="00b207c4"/>
    </style:style>
    <style:style style:name="T142" style:family="text">
      <style:text-properties officeooo:rsid="00b3de71"/>
    </style:style>
    <style:style style:name="T143" style:family="text">
      <style:text-properties officeooo:rsid="00b5e746"/>
    </style:style>
    <style:style style:name="T144" style:family="text">
      <style:text-properties officeooo:rsid="00b6b89c"/>
    </style:style>
    <style:style style:name="T145" style:family="text">
      <style:text-properties officeooo:rsid="00b7f6d1"/>
    </style:style>
    <style:style style:name="T146" style:family="text">
      <style:text-properties officeooo:rsid="00b8feb3"/>
    </style:style>
    <style:style style:name="T147" style:family="text">
      <style:text-properties officeooo:rsid="00bba469"/>
    </style:style>
    <style:style style:name="T148" style:family="text">
      <style:text-properties officeooo:rsid="00bc0998"/>
    </style:style>
    <style:style style:name="T149" style:family="text">
      <style:text-properties officeooo:rsid="00bc6ab9"/>
    </style:style>
    <style:style style:name="T150" style:family="text">
      <style:text-properties officeooo:rsid="00bc8a38"/>
    </style:style>
    <style:style style:name="T151" style:family="text">
      <style:text-properties officeooo:rsid="00be1f2c"/>
    </style:style>
    <style:style style:name="T152" style:family="text">
      <style:text-properties officeooo:rsid="00bf9b3f"/>
    </style:style>
    <style:style style:name="T153" style:family="text">
      <style:text-properties officeooo:rsid="00c07104"/>
    </style:style>
    <style:style style:name="T154" style:family="text">
      <style:text-properties officeooo:rsid="00c1945c"/>
    </style:style>
    <style:style style:name="T155" style:family="text">
      <style:text-properties officeooo:rsid="00c25d87"/>
    </style:style>
    <style:style style:name="T156" style:family="text">
      <style:text-properties officeooo:rsid="00c51f72"/>
    </style:style>
    <style:style style:name="T157" style:family="text">
      <style:text-properties officeooo:rsid="00c601ee"/>
    </style:style>
    <style:style style:name="T158" style:family="text">
      <style:text-properties officeooo:rsid="00c64ddc"/>
    </style:style>
    <style:style style:name="T159" style:family="text">
      <style:text-properties officeooo:rsid="00c795d9"/>
    </style:style>
    <style:style style:name="T160" style:family="text">
      <style:text-properties officeooo:rsid="00c828b8"/>
    </style:style>
    <style:style style:name="T161" style:family="text">
      <style:text-properties officeooo:rsid="00c938ae"/>
    </style:style>
    <style:style style:name="T162" style:family="text">
      <style:text-properties officeooo:rsid="00c9d3dc"/>
    </style:style>
    <style:style style:name="T163" style:family="text">
      <style:text-properties officeooo:rsid="00cbc4a7"/>
    </style:style>
    <style:style style:name="T164" style:family="text">
      <style:text-properties officeooo:rsid="00cbd150"/>
    </style:style>
    <style:style style:name="T165" style:family="text">
      <style:text-properties officeooo:rsid="00ce5b40"/>
    </style:style>
    <style:style style:name="T166" style:family="text">
      <style:text-properties officeooo:rsid="00d055b2"/>
    </style:style>
    <style:style style:name="T167" style:family="text">
      <style:text-properties officeooo:rsid="00d20ddf"/>
    </style:style>
    <style:style style:name="T168" style:family="text">
      <style:text-properties officeooo:rsid="00d2ce4f"/>
    </style:style>
    <style:style style:name="T169" style:family="text">
      <style:text-properties officeooo:rsid="00d2ef23"/>
    </style:style>
    <style:style style:name="T170" style:family="text">
      <style:text-properties officeooo:rsid="00d33cca"/>
    </style:style>
    <style:style style:name="T171" style:family="text">
      <style:text-properties officeooo:rsid="00d50523"/>
    </style:style>
    <style:style style:name="T172" style:family="text">
      <style:text-properties officeooo:rsid="00d64222"/>
    </style:style>
    <style:style style:name="T173" style:family="text">
      <style:text-properties style:text-position="super 58%" officeooo:rsid="00d64222"/>
    </style:style>
    <style:style style:name="T174" style:family="text">
      <style:text-properties officeooo:rsid="00d72264"/>
    </style:style>
    <style:style style:name="T175" style:family="text">
      <style:text-properties officeooo:rsid="00d8d978"/>
    </style:style>
    <style:style style:name="T176" style:family="text">
      <style:text-properties officeooo:rsid="00d97865"/>
    </style:style>
    <style:style style:name="T177" style:family="text">
      <style:text-properties officeooo:rsid="00d9c1b7"/>
    </style:style>
    <style:style style:name="T178" style:family="text">
      <style:text-properties officeooo:rsid="00da0f8f"/>
    </style:style>
    <style:style style:name="T179" style:family="text">
      <style:text-properties officeooo:rsid="00db6b20"/>
    </style:style>
    <style:style style:name="T180" style:family="text">
      <style:text-properties officeooo:rsid="00dd7bfd"/>
    </style:style>
    <style:style style:name="T181" style:family="text">
      <style:text-properties officeooo:rsid="00debedf"/>
    </style:style>
    <style:style style:name="T182" style:family="text">
      <style:text-properties officeooo:rsid="00e2207e"/>
    </style:style>
    <style:style style:name="T183" style:family="text">
      <style:text-properties officeooo:rsid="00e353a2"/>
    </style:style>
    <style:style style:name="T184" style:family="text">
      <style:text-properties officeooo:rsid="00e56427"/>
    </style:style>
    <style:style style:name="T185" style:family="text">
      <style:text-properties officeooo:rsid="00e5fa61"/>
    </style:style>
    <style:style style:name="T186" style:family="text">
      <style:text-properties officeooo:rsid="00e63f3a"/>
    </style:style>
    <style:style style:name="T187" style:family="text">
      <style:text-properties officeooo:rsid="00e7cb36"/>
    </style:style>
    <style:style style:name="T188" style:family="text">
      <style:text-properties officeooo:rsid="00e9a166"/>
    </style:style>
    <style:style style:name="T189" style:family="text">
      <style:text-properties officeooo:rsid="00ecca5d"/>
    </style:style>
    <style:style style:name="T190" style:family="text">
      <style:text-properties officeooo:rsid="00eec067"/>
    </style:style>
    <style:style style:name="T191" style:family="text">
      <style:text-properties officeooo:rsid="00efdee2"/>
    </style:style>
    <style:style style:name="T192" style:family="text">
      <style:text-properties officeooo:rsid="00f14b3c"/>
    </style:style>
    <style:style style:name="T193" style:family="text">
      <style:text-properties officeooo:rsid="00f192fe"/>
    </style:style>
    <style:style style:name="T194" style:family="text">
      <style:text-properties officeooo:rsid="00f3f858"/>
    </style:style>
    <style:style style:name="T195" style:family="text">
      <style:text-properties officeooo:rsid="00f48fd7"/>
    </style:style>
    <style:style style:name="T196" style:family="text">
      <style:text-properties officeooo:rsid="00f64734"/>
    </style:style>
    <style:style style:name="T197" style:family="text">
      <style:text-properties officeooo:rsid="00f831ea"/>
    </style:style>
    <style:style style:name="T198" style:family="text">
      <style:text-properties officeooo:rsid="00f9e1ad"/>
    </style:style>
    <style:style style:name="T199" style:family="text">
      <style:text-properties officeooo:rsid="00fbe073"/>
    </style:style>
    <style:style style:name="T200" style:family="text">
      <style:text-properties officeooo:rsid="00fc4b9d"/>
    </style:style>
    <style:style style:name="T201" style:family="text">
      <style:text-properties officeooo:rsid="00fd8d45"/>
    </style:style>
    <style:style style:name="T202" style:family="text">
      <style:text-properties officeooo:rsid="00fd9637"/>
    </style:style>
    <style:style style:name="T203" style:family="text">
      <style:text-properties officeooo:rsid="00ff0796"/>
    </style:style>
    <style:style style:name="T204" style:family="text">
      <style:text-properties officeooo:rsid="0100987e"/>
    </style:style>
    <style:style style:name="T205" style:family="text">
      <style:text-properties officeooo:rsid="0100a7e3"/>
    </style:style>
    <style:style style:name="T206" style:family="text">
      <style:text-properties officeooo:rsid="0102769f"/>
    </style:style>
    <style:style style:name="T207" style:family="text">
      <style:text-properties officeooo:rsid="01027972"/>
    </style:style>
    <style:style style:name="T208" style:family="text">
      <style:text-properties officeooo:rsid="0102aa95"/>
    </style:style>
    <style:style style:name="T209" style:family="text">
      <style:text-properties officeooo:rsid="0103ecab"/>
    </style:style>
    <style:style style:name="T210" style:family="text">
      <style:text-properties officeooo:rsid="010503ab"/>
    </style:style>
    <style:style style:name="T211" style:family="text">
      <style:text-properties officeooo:rsid="010738ac"/>
    </style:style>
    <style:style style:name="T212" style:family="text">
      <style:text-properties officeooo:rsid="0109c265"/>
    </style:style>
    <style:style style:name="T213" style:family="text">
      <style:text-properties officeooo:rsid="010ae7a0"/>
    </style:style>
    <style:style style:name="T214" style:family="text">
      <style:text-properties officeooo:rsid="010c414b"/>
    </style:style>
    <style:style style:name="T215" style:family="text">
      <style:text-properties officeooo:rsid="010d08ae"/>
    </style:style>
    <style:style style:name="T216" style:family="text">
      <style:text-properties officeooo:rsid="0114219e"/>
    </style:style>
    <style:style style:name="T217" style:family="text">
      <style:text-properties officeooo:rsid="0114581e"/>
    </style:style>
    <style:style style:name="T218" style:family="text">
      <style:text-properties officeooo:rsid="01160157"/>
    </style:style>
    <style:style style:name="T219" style:family="text">
      <style:text-properties officeooo:rsid="011656bf"/>
    </style:style>
    <style:style style:name="T220" style:family="text">
      <style:text-properties officeooo:rsid="0116dd14"/>
    </style:style>
    <style:style style:name="T221" style:family="text">
      <style:text-properties officeooo:rsid="0118622e"/>
    </style:style>
    <style:style style:name="T222" style:family="text">
      <style:text-properties officeooo:rsid="0118d0af"/>
    </style:style>
    <style:style style:name="T223" style:family="text">
      <style:text-properties officeooo:rsid="011a03c9"/>
    </style:style>
    <style:style style:name="T224" style:family="text">
      <style:text-properties officeooo:rsid="011adc5c"/>
    </style:style>
    <style:style style:name="T225" style:family="text">
      <style:text-properties officeooo:rsid="0120f397"/>
    </style:style>
    <style:style style:name="T226" style:family="text">
      <style:text-properties officeooo:rsid="012ecb69"/>
    </style:style>
    <style:style style:name="T227" style:family="text">
      <style:text-properties officeooo:rsid="013050a3"/>
    </style:style>
    <style:style style:name="T228" style:family="text">
      <style:text-properties officeooo:rsid="0130beae"/>
    </style:style>
    <style:style style:name="T229" style:family="text">
      <style:text-properties officeooo:rsid="0132d2e1"/>
    </style:style>
    <style:style style:name="T230" style:family="text">
      <style:text-properties officeooo:rsid="013309e6"/>
    </style:style>
    <style:style style:name="T231" style:family="text">
      <style:text-properties officeooo:rsid="0133ca27"/>
    </style:style>
    <style:style style:name="T232" style:family="text">
      <style:text-properties officeooo:rsid="0136358e"/>
    </style:style>
    <style:style style:name="T233" style:family="text">
      <style:text-properties officeooo:rsid="01398e58"/>
    </style:style>
    <style:style style:name="T234" style:family="text">
      <style:text-properties officeooo:rsid="013f74cb"/>
    </style:style>
    <style:style style:name="T235" style:family="text">
      <style:text-properties officeooo:rsid="014003c9"/>
    </style:style>
    <style:style style:name="T236" style:family="text">
      <style:text-properties officeooo:rsid="01418918"/>
    </style:style>
    <style:style style:name="T237" style:family="text">
      <style:text-properties officeooo:rsid="01420a7a"/>
    </style:style>
    <style:style style:name="T238" style:family="text">
      <style:text-properties officeooo:rsid="01428162"/>
    </style:style>
    <style:style style:name="T239" style:family="text">
      <style:text-properties officeooo:rsid="0142c81c"/>
    </style:style>
    <style:style style:name="T240" style:family="text">
      <style:text-properties officeooo:rsid="014582ba"/>
    </style:style>
    <style:style style:name="T241" style:family="text">
      <style:text-properties officeooo:rsid="0146e360"/>
    </style:style>
    <style:style style:name="T242" style:family="text">
      <style:text-properties officeooo:rsid="01479b51"/>
    </style:style>
    <style:style style:name="T243" style:family="text">
      <style:text-properties officeooo:rsid="01493501"/>
    </style:style>
    <style:style style:name="T244" style:family="text">
      <style:text-properties officeooo:rsid="01497955"/>
    </style:style>
    <style:style style:name="T245" style:family="text">
      <style:text-properties officeooo:rsid="0151ac40"/>
    </style:style>
    <style:style style:name="T246" style:family="text">
      <style:text-properties officeooo:rsid="015352a3"/>
    </style:style>
    <style:style style:name="T247" style:family="text">
      <style:text-properties officeooo:rsid="0153ed7a"/>
    </style:style>
    <style:style style:name="T248" style:family="text">
      <style:text-properties officeooo:rsid="0155ab76"/>
    </style:style>
    <style:style style:name="T249" style:family="text">
      <style:text-properties officeooo:rsid="01611b0d"/>
    </style:style>
    <style:style style:name="T250" style:family="text">
      <style:text-properties officeooo:rsid="0161dfef"/>
    </style:style>
    <style:style style:name="T251" style:family="text">
      <style:text-properties officeooo:rsid="0163843f"/>
    </style:style>
    <style:style style:name="T252" style:family="text">
      <style:text-properties officeooo:rsid="0164a5a0"/>
    </style:style>
    <style:style style:name="T253" style:family="text">
      <style:text-properties officeooo:rsid="01665c31"/>
    </style:style>
    <style:style style:name="T254" style:family="text">
      <style:text-properties officeooo:rsid="0166c383"/>
    </style:style>
    <style:style style:name="T255" style:family="text">
      <style:text-properties officeooo:rsid="0169b112"/>
    </style:style>
    <style:style style:name="T256" style:family="text">
      <style:text-properties officeooo:rsid="016b72b3"/>
    </style:style>
    <style:style style:name="T257" style:family="text">
      <style:text-properties officeooo:rsid="016d2d90"/>
    </style:style>
    <style:style style:name="T258" style:family="text">
      <style:text-properties officeooo:rsid="016d8352"/>
    </style:style>
    <style:style style:name="T259" style:family="text">
      <style:text-properties officeooo:rsid="016de045"/>
    </style:style>
    <style:style style:name="T260" style:family="text">
      <style:text-properties officeooo:rsid="017058a7"/>
    </style:style>
    <style:style style:name="T261" style:family="text">
      <style:text-properties officeooo:rsid="0171b419"/>
    </style:style>
    <style:style style:name="T262" style:family="text">
      <style:text-properties officeooo:rsid="017288ad"/>
    </style:style>
    <style:style style:name="T263" style:family="text">
      <style:text-properties officeooo:rsid="01732451"/>
    </style:style>
    <style:style style:name="T264" style:family="text">
      <style:text-properties officeooo:rsid="017c4e55"/>
    </style:style>
    <style:style style:name="T265" style:family="text">
      <style:text-properties officeooo:rsid="017ffb72"/>
    </style:style>
    <style:style style:name="T266" style:family="text">
      <style:text-properties officeooo:rsid="0180d485"/>
    </style:style>
    <style:style style:name="T267" style:family="text">
      <style:text-properties officeooo:rsid="018264bf"/>
    </style:style>
    <style:style style:name="T268" style:family="text">
      <style:text-properties officeooo:rsid="0182c314"/>
    </style:style>
    <style:style style:name="T269" style:family="text">
      <style:text-properties officeooo:rsid="0183ccdf"/>
    </style:style>
    <style:style style:name="T270" style:family="text">
      <style:text-properties officeooo:rsid="0185132b"/>
    </style:style>
    <style:style style:name="T271" style:family="text">
      <style:text-properties officeooo:rsid="0185243c"/>
    </style:style>
    <style:style style:name="T272" style:family="text">
      <style:text-properties officeooo:rsid="01871c33"/>
    </style:style>
    <style:style style:name="T273" style:family="text">
      <style:text-properties officeooo:rsid="0188dac7"/>
    </style:style>
    <style:style style:name="T274" style:family="text">
      <style:text-properties officeooo:rsid="0188eebf"/>
    </style:style>
    <style:style style:name="T275" style:family="text">
      <style:text-properties officeooo:rsid="018c9315"/>
    </style:style>
    <style:style style:name="T276" style:family="text">
      <style:text-properties officeooo:rsid="0190fb13"/>
    </style:style>
    <style:style style:name="T277" style:family="text">
      <style:text-properties officeooo:rsid="019195f2"/>
    </style:style>
    <style:style style:name="T278" style:family="text">
      <style:text-properties officeooo:rsid="019252cd"/>
    </style:style>
    <style:style style:name="T279" style:family="text">
      <style:text-properties officeooo:rsid="0192cc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Notes on </text:span>The Book of Heliodamus</text:p>
      <text:p text:style-name="P2"/>
      <text:p text:style-name="P2">The <text:span text:style-name="T15">Book of Heliodamus</text:span> is the foundational text of the Helioptic belief system. <text:s/><text:span text:style-name="T113">P</text:span>arts of it are used in Helioptic liturgy and ceremony, <text:span text:style-name="T113">but </text:span>the book itself is <text:span text:style-name="T113">proclaimed</text:span> to be "occluded", <text:span text:style-name="T113">which in practical terms means that it is </text:span>available, <text:span text:style-name="T113">and</text:span> only in part, to "registered" leaders, and <text:span text:style-name="T113">that the remaining occluded bits </text:span>will be revealed in full only in "the time of the Day Star". <text:span text:style-name="T113">W</text:span>hatever that means.</text:p>
      <text:p text:style-name="P2"/>
      <text:p text:style-name="P2">From what is know<text:span text:style-name="T46">n</text:span>, <text:span text:style-name="T113">mostly due to work by renegade Helioptic scribes and some infiltrators,</text:span> the te<text:span text:style-name="T46">x</text:span>t is largely anti-sentient, <text:span text:style-name="T113">quite </text:span>mysogynistic patriarchal, and <text:span text:style-name="T113">has a</text:span> tone <text:span text:style-name="T113">that promotes various forms of slavery and indenture for all – humans, non-humans and mixed sentients</text:span>. I<text:span text:style-name="T114">n apocalyptic and damning screeds, it </text:span>promotes ideological and religious persecution, <text:span text:style-name="T114">calling</text:span> for penalties up to and including <text:span text:style-name="T114">death</text:span> <text:span text:style-name="T114">for</text:span> apostates, idolators, atheists, and <text:span text:style-name="T47">"</text:span>all <text:span text:style-name="T46">the vile </text:span>creatures of the night", <text:span text:style-name="T47">by which they clearly mean any "impure", that is, not wholly-human, sentient mix</text:span>. </text:p>
      <text:p text:style-name="P2"/>
      <text:p text:style-name="P2"><text:span text:style-name="T48">Though it has </text:span>admonitions against killing fellow Heliops, <text:span text:style-name="T114">the known texts </text:span>offer a wide variety of capital offenses for "non-believers", <text:span text:style-name="T48">"traitors",</text:span> women, non-human or mixed sentients – <text:span text:style-name="T114">pretty much any and all life forms who don't follow its guidelines.</text:span></text:p>
      <text:p text:style-name="P2"/>
      <text:p text:style-name="P2"><text:span text:style-name="T114">Within the subtext a</text:span>n element of rebel ideology <text:span text:style-name="T49">can be discerned</text:span>, with sections <text:span text:style-name="T114">and phrases </text:span>depicting a struggle of the "righteous" against a "dark time" characterized by warlordism, horrifically destructive warfare and "abominations against nature", the latter described mainly in terms of various ecological and biological catastrophes. <text:s/><text:span text:style-name="T114">Objective scholars have noted that the text can be interpreted as a kind of survival manual. <text:s/>Though the conditions it rails against no longer accurately reflect reality, there are certainly enough signs around that the world did experience some kind of major catastrophe to give the </text:span><text:span text:style-name="T20">The Book of Heliodamus</text:span><text:span text:style-name="T114"> some credence, at least as a kind of interesting historical artifact.</text:span></text:p>
      <text:p text:style-name="P2"/>
      <text:p text:style-name="P2"><text:span text:style-name="T115">Some of t</text:span>he <text:span text:style-name="T115">known</text:span> texts allude to, but do not specify, a set of religious belief systems that could be understood, in a general sense, to be precursor forms of monotheism, all of which <text:span text:style-name="T115">a</text:span>re <text:span text:style-name="T115">asserted to have been</text:span> "corrected" by locating the "home" of a centralized/universalized godhead in the Day Star, that is, in the Sun at the center of the planet's solar system. <text:s/><text:span text:style-name="T115">Much of the popular terminology used by Helioptic followers and believers stems from this core belief. It is the root of their antagonism towards "heretical" views on astronomy, the night sky, the wandering stars and so on. </text:span></text:p>
      <text:p text:style-name="P2"/>
      <text:p text:style-name="P2">From a behavioral perspective, the <text:span text:style-name="T115">popularized </text:span>texts focus on submission to Helioiptic authorities as the registered agents of the Sun-God. <text:span text:style-name="T115">In stirring militant and millenarian tones, it emboldens those who "submit to the guardians of the world" and so forth. <text:s/>Although there is a strong millenarian tone to it, with some of it prophetic proclamations outlining a "cleansing" and a "transition" to come, the </text:span><text:span text:style-name="T21">Book</text:span><text:span text:style-name="T115"> does not explicitly offer the kind of after-life common to "ancient" and "incorrect" monotheisms. <text:s/>Instead, it vests concepts of "the reward to come" in a communal, social and to some extent commercial vision of "a world to be" which is clearly understood to be and depicted as a physical one. <text:s/></text:span></text:p>
      <text:p text:style-name="P2"/>
      <text:p text:style-name="P2"/>
      <text:p text:style-name="P2"/>
      <text:p text:style-name="P2"/>
      <text:p text:style-name="P43">Notes on <text:span text:style-name="T2">Scarcity and Plenty</text:span></text:p>
      <text:p text:style-name="P42"/>
      <text:p text:style-name="P3"><text:span text:style-name="T15">Scarcity and Plenty</text:span> is a voluminous tome on <text:span text:style-name="T12">philosophy, </text:span>economics, politics and history thought to have been written originally by a group of anonymous scholars from <text:span text:style-name="T116">Shanowa, or even further away in </text:span>the Eastern Lands, some time after – <text:span text:style-name="T50">but not long, long, long after – </text:span>life <text:span text:style-name="T51">and society </text:span>had begun to re-emerge following the Great Catastrophe. </text:p>
      <text:p text:style-name="P3"/>
      <text:p text:style-name="P3">It has been translated, modified, tweaked and amended <text:span text:style-name="T52">many</text:span> times by <text:span text:style-name="T52">many</text:span> commentators. <text:s/>Parts of it have achieved a religious level of reverence among certain sects of animal liberationists <text:span text:style-name="T116">as well as other kinds of</text:span> <text:span text:style-name="T116">social radical</text:span>s <text:span text:style-name="T53">and revolutionaries</text:span>. </text:p>
      <text:p text:style-name="P3"/>
      <text:p text:style-name="P3">A complex work dealing with a multitude of concepts, theories and minutae, it is sometimes said that "the whole is greater than the sum of its parts" by those trying to convey the overall message – as they interpret it – from this opus. </text:p>
      <text:p text:style-name="P3"/>
      <text:p text:style-name="P3">The enormity of the Catastrophe, the crises that engendered it, and those that followed it, is presented to the reader as a set of profound political tasks <text:span text:style-name="T12">whose undertaking</text:span> tend<text:span text:style-name="T12">s</text:span> to contradict the many forms of "intelligence" and "knowledge" <text:span text:style-name="T12">and "guidance"</text:span> put forward by <text:span text:style-name="T11">the most powerful and popular players in the post-catastrophic world. <text:s/>The stirring qualities of </text:span><text:span text:style-name="T17">Scarcity and Plenty</text:span><text:span text:style-name="T11"> have provoked and inspired activists and militants in a wide variety of milieus within the Saskan Lands and beyond, ranging from the "deep reform" approach advocated by Beaverton's eager-beaver legal-eagles, to the revolutionary violence of some ALF gangs and Khahila tribes, to the kind of horizontal autonomy advocated by the independent herbalists of New Harvest.</text:span></text:p>
      <text:p text:style-name="P3"/>
      <text:p text:style-name="P4">It takes an attitude of firm resolve to even <text:span text:style-name="T54">begin to </text:span>address the enormities addressed in this work. From an analytical and, to some extent, philosophical perspective, it encourages the reader to examine questions by keeping in mind <text:span text:style-name="T117">verities like</text:span> "all things have 6 qualities plus a hole in the middle": inside, outside, touches, does-not-touch, before, after and "void". </text:p>
      <text:p text:style-name="P3"/>
      <text:p text:style-name="P4">On economics, it goes into quite a lot of detail about "useful things", how they are invented, produced, distributed, exchanged, used, and repaired. <text:s/><text:span text:style-name="T55">I</text:span>t gets into a fairly heavy analysis of what <text:span text:style-name="T56">it calls</text:span> "waste value", that is, how to distinguish what is "useless" in a thing from what is "useful" <text:span text:style-name="T57">in it</text:span>. <text:span text:style-name="T13">This includes developing an understanding multiple, long-term and once-removed effects as well as of immediate benefits and lacks. </text:span></text:p>
      <text:p text:style-name="P4"/>
      <text:p text:style-name="P5">Regarding currency-based exchange and "value" in the sense of "market value", the text goes to some lengths to demonstrate that the abstract monetization of things was <text:span text:style-name="T58">a major </text:span>contributor to the Catastrophe, and <text:span text:style-name="T117">it </text:span>provides a <text:span text:style-name="T117">somewhat dubious</text:span> history of sentient societies that depicts how planet after planet was self-destroyed by civilizations who got "stuck" in <text:span text:style-name="T59">such</text:span> "vulgar" abstraction<text:span text:style-name="T59">s</text:span> of value.</text:p>
      <text:p text:style-name="P5"/>
      <text:p text:style-name="P5">It paints a dire picture of the events leading up to the Catastrophe and is equally critical of emerging phenomena since then which appear to be repeating the errors of the past. There is a lengthy section on starvation and winter that is considered <text:span text:style-name="T60">by many to be </text:span>the most poetic section of the work. <text:span text:style-name="T117">For example, i</text:span>t deals <text:span text:style-name="T61">at enormous length</text:span> with the <text:span text:style-name="T62">millenia-in-the-making </text:span>symbiotic relationship between <text:soft-page-break/>wolves and ravens, while also 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14">It also strongly argues that advanced sentience in mixed species leads </text:span><text:span text:style-name="T16">naturally</text:span><text:span text:style-name="T14"> towards adopting a plant-based diet, but makes no ideological points </text:span><text:span text:style-name="T16">contra</text:span><text:span text:style-name="T14"> meat-eating </text:span><text:span text:style-name="T16">per se</text:span><text:span text:style-name="T14">.</text:span></text:p>
      <text:p text:style-name="P5"/>
      <text:p text:style-name="P7">The text makes a somewhat similar <text:span text:style-name="T117">foray into the topic</text:span> of scientific discovery and <text:span text:style-name="T117">development of </text:span>technology, insisting that a <text:span text:style-name="T117">"</text:span>correct six-plus-none analysis<text:span text:style-name="T117">"</text:span> help<text:span text:style-name="T117">s</text:span> to reveal the "livingness in dead things" – a term used to describe any constructed or manufactured object, <text:span text:style-name="T63">as opposed to objects created by nature or by natural or natural-like replication</text:span>. </text:p>
      <text:p text:style-name="P7"/>
      <text:p text:style-name="P7">An interesting point of departure is where the text looks into questions of being, time, subject, object, event, consciousness, <text:span text:style-name="T64">intelligence </text:span>and psychology. It <text:span text:style-name="T65">concludes by</text:span> denying the existence of a <text:span text:style-name="T66">coherent</text:span> "I" as a unified subject, insisting on the multiplicity <text:span text:style-name="T66">and contingency</text:span> <text:span text:style-name="T66">inherent in</text:span> individual person-hood<text:span text:style-name="T66">s</text:span> but, again, with a "void" at its center. This <text:span text:style-name="T67">r</text:span>iddle seems to imply that the "I" <text:span text:style-name="T15">does</text:span> exist <text:span text:style-name="T118">in some real material sense</text:span>, that it is not <text:span text:style-name="T118">purely </text:span>a <text:span text:style-name="T118">convenient</text:span> "illusion", but that its existence is in the form of <text:span text:style-name="T67">a</text:span> <text:span text:style-name="T118">materialized </text:span><text:span text:style-name="T15">not-</text:span><text:span text:style-name="T18">any-of</text:span><text:span text:style-name="T15">-that</text:span>. <text:s/>It is the "other within", <text:span text:style-name="T118">the living "mystery" at the heart of the living subject. <text:s/></text:span>In this context, the text goes on to stress the importance of paying attention to dreams, to <text:span text:style-name="T118">supposedly </text:span>"idle" and "random" thoughts, <text:span text:style-name="T118">to the development of neologisms and the importance of learning multiple languages, </text:span>and to music and other forms of non-representational thinking <text:span text:style-name="T68">and doing, including sneezing, barking, howling and sighing</text:span>. </text:p>
      <text:p text:style-name="P6"/>
      <text:p text:style-name="P23"><text:span text:style-name="T119">Its</text:span> exploration of the meaning of consciousness, cognition and perception,<text:span text:style-name="T119"> while wandering about a good deal, </text:span>follow<text:span text:style-name="T119">s</text:span> a more or less phenomenological approach that stresses interactions <text:span text:style-name="T15">between</text:span> mind, body, activities of the subject's body and the environment, including the influence of culture and language on learning and perception <text:span text:style-name="T120">and seems to reject, or at least offer a strong critique of, purely neurological and behaviorist understandings of these topics</text:span>. <text:s/>Applying the same "hole in the middle" idea that pops up throughout the work, the sections on mentation and perception, while <text:span text:style-name="T121">describing</text:span> something like a pragmatic "need" or "drive" among sentient being for "authenticity", <text:span text:style-name="T121">also </text:span>leav<text:span text:style-name="T121">e</text:span> some room for an understanding of identity of the <text:span text:style-name="T121">conditioned </text:span>subject in transcendent terms, though it is pretty careful to keep this opening within a materialist, or at least a logical, realm. </text:p>
      <text:p text:style-name="P8"/>
      <text:p text:style-name="P8">Many who read the book, or sections of it, or <text:span text:style-name="T69">who simply </text:span>learn it<text:span text:style-name="T69">s main themes</text:span> for the first time, report a sense of wonderment when <text:span text:style-name="T70">afterwards </text:span>considering everyday object<text:span text:style-name="T121">s and events</text:span>, as well as many of their own thoughts. <text:s/>Phrases like "I could see into it", "It came alive", "I could hear its life story" <text:span text:style-name="T70">or "I could hear its song"</text:span> are common. </text:p>
      <text:p text:style-name="P8"/>
      <text:p text:style-name="P8">In sharp contrast to Helioptic teachings, the reader is encouraged to spend time pondering the extreme deepness of space (and time), to assume that there are and have been <text:span text:style-name="T121">an </text:span>uncountabl<text:span text:style-name="T121">e number of</text:span> planets with <text:span text:style-name="T71">innumerable kinds of sentient </text:span>life-<text:span text:style-name="T71">forms</text:span> on them spinning around an ocean of stars, <text:span text:style-name="T72">likely in a multitude of universes or alternate realities</text:span>. It scoffs at theorists – who were evidently plentiful in the time of its original writing – who demeaned the "six-plus-void" as an overly complex analytical lens, countering that the "six-plus" is a<text:span text:style-name="T121">ctually a</text:span> gross <text:span text:style-name="T15">simplification</text:span> of the <text:span text:style-name="T121">deeply, perhaps even infinitely, </text:span><text:s/>"intertwingled" nature of all things. </text:p>
      <text:p text:style-name="P8"><text:soft-page-break/></text:p>
      <text:p text:style-name="P10">Most editions of the <text:span text:style-name="T73">full </text:span>book run to <text:span text:style-name="T122">about </text:span>six large volumes <text:span text:style-name="T122">in the most widely-used languages</text:span>. <text:span text:style-name="T122">There is an epic "operatic" Eaiyan rendition of it that takes about 10 days to recite/sing.</text:span> There are numerous summaries, guides, and so on, <text:span text:style-name="T123">as well as many spoken-word versions,</text:span> that try to get to the gist of its messages more quickly and in <text:span text:style-name="T123">terminology</text:span> <text:span text:style-name="T123">that may </text:span>more accessible to a wider audience. <text:s/></text:p>
      <text:p text:style-name="P10"/>
      <text:p text:style-name="P10">Teaching initiates to read <text:span text:style-name="T30">at all </text:span>is <text:span text:style-name="T74">often the</text:span> first step for many of the clubs, organizations, societies and tribes who admire it. <text:s/><text:span text:style-name="T123">As a result, outside of the Helioptic circles, many beginning readers are familiar with small snippets of </text:span><text:span text:style-name="T22">Scarcity and Plenty,</text:span><text:span text:style-name="T78"> even if they never read or hear the entire work. <text:s/></text:span>Bringing <text:span text:style-name="T123">initiates</text:span> step-by-step towards a place where they can access the whole thing is typically a journey of many years. <text:s/><text:span text:style-name="T123">N</text:span>ot to mention that – in the Saskan Lands – the book itself is considered heretical <text:span text:style-name="T123">by the Heliocastron</text:span> and, <text:span text:style-name="T75">al</text:span>though the application of <text:span text:style-name="T123">the most extreme</text:span> punishments is <text:span text:style-name="T75">fairly </text:span>rare, as with so many Helioptic rules, the <text:span text:style-name="T123">proscribed </text:span>penalty for engaging with it is death <text:span text:style-name="T123">by a thousand cuts</text:span>. </text:p>
      <text:p text:style-name="P9"/>
      <text:p text:style-name="P11">Many are first introduced to concepts from <text:span text:style-name="T15">Scarcity and Plenty</text:span><text:span text:style-name="T76">, </text:span><text:span text:style-name="T77">often unknowingly,</text:span> via bard songs constructed to convey its messages, sometimes via very simple kinds of gentle jokes made at the expense of those who put <text:span text:style-name="T81">too much </text:span>emphasis on accumulating <text:span text:style-name="T15">bits</text:span> (or other currency) rather than <text:span text:style-name="T81">on </text:span>engaging with what is truly useful, or by <text:span text:style-name="T124">verses </text:span>mocking wasteful <text:span text:style-name="T82">actions, thoughts and </text:span>behaviors, <text:span text:style-name="T124"><text:s/>sometimes by ditties that emphasize the rich complexity of the material worlds, and of course by songs that sing in positive way of the stars and the night sky</text:span>. </text:p>
      <text:p text:style-name="P8"/>
      <text:p text:style-name="P44">Monoton's <text:span text:style-name="T112">thoughts </text:span>on <text:span text:style-name="T112">l</text:span>eaving the Bitami</text:p>
      <text:p text:style-name="P11"/>
      <text:p text:style-name="P12">Character – Monoton <text:span text:style-name="T125">was</text:span> recruited in<text:span text:style-name="T125">to</text:span> a radical and ideologically-intense Bitami outfit at a young age. <text:s/></text:p>
      <text:p text:style-name="P12"/>
      <text:p text:style-name="P12">Has recently decided to abandon his commitment to them, is lucky to have found a love-relationship with <text:span text:style-name="T31">an older former Bitami named Aoiferr</text:span>, <text:span text:style-name="T31">and a friendship-bond with a Khalifa wanderer named Badyan who lives in hidden camp in the forest, with other wanderers, where Monoton has been staying while trying to plan an exit from the Bitami gang. R</text:span>ealizes this <text:span text:style-name="T31">decision</text:span> may put <text:span text:style-name="T31">self</text:span> <text:span text:style-name="T31">and maybe new friends </text:span>in some danger.</text:p>
      <text:p text:style-name="P11"/>
      <text:p text:style-name="P14"><text:span text:style-name="T32">M</text:span>ain contact with the Bitami is <text:span text:style-name="T32">named </text:span>Harron.</text:p>
      <text:p text:style-name="P11"/>
      <text:p text:style-name="P15">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83">known Lands</text:span>.</text:p>
      <text:p text:style-name="P15"/>
      <text:p text:style-name="P16">Maartinz is one of the many <text:span text:style-name="T84">warrior-</text:span>heroes in the martial-oriented Bard Songs of Mabal Riders.</text:p>
      <text:p text:style-name="P16"/>
      <text:p text:style-name="P16"><text:span text:style-name="T35">Looshy</text:span> <text:span text:style-name="T35">and Gherkin</text:span> <text:span text:style-name="T35">are</text:span> <text:span text:style-name="T35">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35">These tend to be multi-layered songs with many voices and stirring, inspirational epic stories.</text:span></text:p>
      <text:p text:style-name="P11"/>
      <text:p text:style-name="P15">Monoton relates some feelings to a traveler in the Khalifa Woods who is on the way to a conference in the north, regarding handling of the invasions of Saskantinon. <text:s/>The following are some of <text:span text:style-name="T85">Monoton's</text:span> dialog <text:span text:style-name="T85">with the stranger</text:span>, as well as <text:span text:style-name="T86">some </text:span>things said to Aoiferr and Badyan.</text:p>
      <text:p text:style-name="P11"/>
      <text:p text:style-name="P14">"I despair for my understanding of the material world."</text:p>
      <text:p text:style-name="P14"/>
      <text:p text:style-name="P14">"I feel bombarded by the need to make new decisions, <text:span text:style-name="T87">confused by my</text:span> new circumstances."</text:p>
      <text:p text:style-name="P14"/>
      <text:p text:style-name="P14">"I've stopped communicating with Harron because I don't know what to say to them. <text:span text:style-name="T34">I refuse to be just a player in their game any longer.</text:span>"</text:p>
      <text:p text:style-name="P14"/>
      <text:p text:style-name="P14">"I'm infatuated with Aoiferr. I don't understand it and can't explain it. We barely talk, just take refuge in passion. <text:span text:style-name="T34">I want to be with Aoiferr all the time, or with anyone who can help to satisfy my longing to be touched, to really connect.</text:span>"</text:p>
      <text:p text:style-name="P14"/>
      <text:p text:style-name="P14">"My spirit is hurting. I feel so tense. I <text:s/>can barely sleep. My stomach hurts. <text:s/>I have a constant headache. <text:s/>I am covering it up by being clever with Badyan and <text:span text:style-name="T88">my</text:span> new group of friends and acquaintances at the <text:span text:style-name="T33">secret </text:span>place in the woods. I can talk to Badyan about everything. <text:s/><text:span text:style-name="T33">I</text:span>t's a friendship we both need."</text:p>
      <text:p text:style-name="P14"/>
      <text:p text:style-name="P15"><text:soft-page-break/>"I'm bored as hell and I<text:span text:style-name="T126">'m not going to</text:span> take it any more. <text:s/><text:span text:style-name="T126">That stuff is too one-dimensional. <text:s/>It lacks six-ness. <text:s/></text:span>I need an adventure, not this endless plotting and talking. <text:s/>I want romance and passion <text:span text:style-name="T126">and the unknown</text:span>, not just comradeship <text:span text:style-name="T126">and follow-the-leader</text:span>. <text:s/>Let's have some intrigue; enough with the abstractions."</text:p>
      <text:p text:style-name="P15"/>
      <text:p text:style-name="P15">"I feel more and more like Tuor… I want to withdraw, not have to talk to anyone about anything ever again. Yet I feel Maartinz calling me too, you know, to be a heroic fighter defending the Lands against destruction from <text:span text:style-name="T127">the </text:span>Out There and against Stanbuckle-style injustice. <text:s/><text:span text:style-name="T35">Aoiferr likes to point out that there are other options too, still more ways that could be traveled. <text:s/>Sometimes we talk about the Sea.</text:span>"</text:p>
      <text:p text:style-name="P15"/>
      <text:p text:style-name="P17">"I still love the complexity of Looshy and Gherkin too. <text:span text:style-name="T89">Our Kahila songs are so</text:span> much more intelligent <text:span text:style-name="T127">and complex</text:span> than those <text:span text:style-name="T127">simple </text:span>Rider marching songs <text:span text:style-name="T90">and so much more inspiring than</text:span> th<text:span text:style-name="T90">at</text:span>… well… <text:span text:style-name="T90">you know, </text:span>the lostness, <text:span text:style-name="T90">yeah</text:span>, the <text:span text:style-name="T90">no-way-to-win sense </text:span>of Tuor's <text:span text:style-name="T90">sad </text:span>ballads. <text:s/>There's a lot of hope in those Bitami-Kahila songs, even if they describ<text:span text:style-name="T127">e</text:span> a long, hard <text:span text:style-name="T127">way</text:span>. <text:s/>But man, that Selaronek music is mesmerizing. <text:span text:style-name="T90">You just want to </text:span><text:span text:style-name="T19">be</text:span><text:span text:style-name="T90"> Tuor singing </text:span><text:span text:style-name="T19">that way</text:span><text:span text:style-name="T79">, </text:span><text:span text:style-name="T80">riding the waves.</text:span>"</text:p>
      <text:p text:style-name="P17"/>
      <text:p text:style-name="P17">"I have to leave Harron's gang. <text:span text:style-name="T90">Sure, t</text:span>hey are the <text:span text:style-name="T127">True L</text:span>eaders of the <text:span text:style-name="T90">N</text:span>ext <text:span text:style-name="T90">A</text:span>ge. I believe it. <text:span text:style-name="T91">I do. <text:s/></text:span>But that's why it's not for me. I can't go on with that kind of responsibility. <text:s/>It panics me. Like Aoiferr said the other night, 'Every game I play, I lose, <text:span text:style-name="T91">so I've stopped playing games.</text:span>'"</text:p>
      <text:p text:style-name="P17"/>
      <text:p text:style-name="P17">"I want to relate to folks in a different way. I don't think I've ever found the <text:span text:style-name="T92">true, beautiful</text:span> emptiness at my core. I want to walk through these woods and just enjoy the walk. I'm not a leader and I don't want to be <text:span text:style-name="T36">one. <text:s/>I want to relax, to breathe, to be a part of the path through the woods.</text:span>"</text:p>
      <text:p text:style-name="P17"/>
      <text:p text:style-name="P18">"I don't want to end up in a dungeon room at the Beet House, screaming in the darkness where nobody can hear me."</text:p>
      <text:p text:style-name="P18"/>
      <text:p text:style-name="P18">"I am so sick of talking about <text:span text:style-name="T128">some obscure passages in</text:span> <text:span text:style-name="T15">Scarcity and Plenty</text:span>. So sick of struggling to understand the six aspects of anything and everything <text:span text:style-name="T128">and yet getting nowhere</text:span>. <text:s/>It is driving me mad. <text:s/>At least for a while, I want to sit around the camp fire and <text:span text:style-name="T37">try out</text:span> some new songs. <text:s/>I want to have a bite to eat with friends and hang out with <text:span text:style-name="T93">a </text:span>lover <text:s/>instead of debating <text:span text:style-name="T37">how to locate </text:span>the center-void of <text:span text:style-name="T128">the best</text:span> escapade to expose the idiocy of the Heliop-Rider Kleptocracy, <text:span text:style-name="T93">blah-blah-blah.</text:span>"</text:p>
      <text:p text:style-name="P18"/>
      <text:p text:style-name="P18"/>
      <text:p text:style-name="P45"><text:span text:style-name="T38">Kala</text:span>n's <text:span text:style-name="T38">Thoughts </text:span>on <text:span text:style-name="T38">Arriving at New Harvest</text:span></text:p>
      <text:p text:style-name="P13"/>
      <text:p text:style-name="P20">Character: <text:s/>Kalan is brooder-bred human child from a Heliop town <text:span text:style-name="T39">who took up with a group of kids who admired the New Songs of Qurol and got in some trouble with the Town Watch because of it</text:span>. <text:span text:style-name="T39">Then, </text:span>entranced by a friendship with a visiting youth named Marakl <text:span text:style-name="T39">who was </text:span>apprenticed to a southern Herbalist, Kalan eventually <text:span text:style-name="T39">flew the coop, </text:span>made way to the Weyr Lands, to New Harvest. <text:s/></text:p>
      <text:p text:style-name="P20"/>
      <text:p text:style-name="P20">Confused by the free-and-open approach to gender and the lack of any discernable hierarchies, Kalan spends a good bit of time talking with new-found friends concerning impressions of the place…</text:p>
      <text:p text:style-name="P19"/>
      <text:p text:style-name="P19">Iovy is a love-interest who<text:span text:style-name="T94">m</text:span> Kalan falls for soon after arriving. </text:p>
      <text:p text:style-name="P19"/>
      <text:p text:style-name="P19">Sossy is a village elder who's taken an interest in Kalan. <text:span text:style-name="T94">T</text:span>hey spend a good bit of time talking about "real things".</text:p>
      <text:p text:style-name="P19"/>
      <text:p text:style-name="P19"/>
      <text:p text:style-name="P19"><text:span text:style-name="T39">Ha-ha! </text:span>I feel like a snail-sent, <text:span text:style-name="T96">able to be all </text:span>withdrawn and cozy inside my own private shell-house <text:span text:style-name="T95">any time I want to</text:span>. </text:p>
      <text:p text:style-name="P19"/>
      <text:p text:style-name="P19"><text:span text:style-name="T40">But now </text:span>I want to talk to others and find out how they really feel about things. I am just starting to realize how my thoughts and feelings were mostly right out of the <text:span text:style-name="T15">Book of Heliodamus</text:span>, and not actually my own, <text:span text:style-name="T40">even though I was learning the Qurolan New Songs</text:span>. </text:p>
      <text:p text:style-name="P19"/>
      <text:p text:style-name="P19">Iovy and I went to talk with Sossy together about some of the things that Iovy <text:span text:style-name="T41">likes</text:span> to do that I didn't <text:span text:style-name="T129">even </text:span>know about before <text:span text:style-name="T97">we started to, you know, do it</text:span>. Afterwards, Iovy told me that Sossy told her I <text:span text:style-name="T41">had </text:span>pro-female <text:span text:style-name="T41">perspectives</text:span>. <text:span text:style-name="T41">Not sure I have any idea what that means or why it should matter. <text:s/>Iovy seemed to kind of think it was weird too, not the concept, but that I would be "pro-female".</text:span> Sometimes I think I just want to take care of a nice little hut for the rest of my days, with just the two of us <text:span text:style-name="T41">there</text:span>. What's wrong with that? Am I living a fantasy? <text:span text:style-name="T98">Or is that just a reaction to being raised in the Heliop way, you know, and now finally being able to reject it without fear?</text:span></text:p>
      <text:p text:style-name="P19"/>
      <text:p text:style-name="P21">I like most of the young people here. They sing and talk about songs from so many places, <text:span text:style-name="T42">not just Qurol, but all over the Saskan Lands</text:span>. Some of them even read books! <text:s/><text:span text:style-name="T42">Just the other day </text:span>I heard someone talking <text:span text:style-name="T42">out in the open </text:span>about <text:span text:style-name="T15">Scarcity and Plenty</text:span>, <text:span text:style-name="T99">not even whispering, </text:span>just like it was an ordinary thing to do. <text:s/><text:span text:style-name="T130">It took me a while to remember that there is no Day Watch or Night Watch in New Harvest. <text:s/>The older ones,</text:span> though... <text:span text:style-name="T42">a</text:span> lot of them just ignore me, or just <text:span text:style-name="T42">seem</text:span> boring, <text:span text:style-name="T42">like </text:span>they just like to go down the weyrs and splash around all day, like they don't have a care in the world, <text:span text:style-name="T42">you know?</text:span> <text:s/>I kind of miss the <text:span text:style-name="T42">excitement of getting in trouble with my pals for learning the New Songs. <text:s/>I wonder what they're all doing now?</text:span></text:p>
      <text:p text:style-name="P21"/>
      <text:p text:style-name="P22">I want to steal all the miserable broodlings away from their Brood Houses, even the independents, and get them away to safety in a free, healthy place like New Harvest. <text:s/><text:span text:style-name="T130">I want to go splash around in the weyrs.</text:span></text:p>
      <text:p text:style-name="P21"/>
      <text:p text:style-name="P48"><text:soft-page-break/>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even the Riders. And Gherkin too, like exotic dream-scapes, fantastical stories with a, I dunno, like a floating-in-air quality to them. <text:s/>I know a lot of those Kahilas are bitami and bashini, but that doesn't mean I can't like their songs, right?</text:p>
      <text:p text:style-name="P21"/>
      <text:p text:style-name="P24">Sossy told me yesterday, laughing, that some bitchy old <text:span text:style-name="T15">women</text:span> are just too young to die. I don't know what she meant by that, but she seemed very pleased with the idea. <text:s/>I'm still getting used to how the "men" and "women" <text:span text:style-name="T100">here </text:span>just adopt those roles like it's nobody's business, even when they<text:span text:style-name="T100">'</text:span>re kids, <text:span text:style-name="T132">even when they're not guardians or leaders. <text:s/>And saying "she" all the time when I talk about "her", still getting used to that too!</text:span> <text:s/><text:span text:style-name="T132">It makes me feel funny. <text:s/>I mean, I guess Sossy's is kind of a leading elder here, so…</text:span></text:p>
      <text:p text:style-name="P24"/>
      <text:p text:style-name="P24"><text:span text:style-name="T133">So </text:span>I was <text:span text:style-name="T133">kind of </text:span>complaining to Sossy about Iovy, I dunno, about how our thing seems like it's just for fun and not "for real" <text:span text:style-name="T100">or whatever </text:span>and she told me <text:span text:style-name="T100">"</text:span>You can be a lover at any age or stage of life. <text:span text:style-name="T131">P</text:span>olar opposites <text:span text:style-name="T100">attract, </text:span>with so much in common they just can't stand not to be together. <text:span text:style-name="T131">It's how the universe glues things together." <text:s/>Sometimes I think </text:span><text:span text:style-name="T23">she</text:span><text:span text:style-name="T131"> is just talking circles around me to see if I'll fall down.</text:span> </text:p>
      <text:p text:style-name="P19"/>
      <text:p text:style-name="P19"/>
      <text:p text:style-name="P19"/>
      <text:p text:style-name="P46"><text:span text:style-name="T43">Jodok's notes on attending Timo</text:span>n's <text:span text:style-name="T43">Lectures at Terpinol</text:span></text:p>
      <text:p text:style-name="P26"/>
      <text:p text:style-name="P27">Characters: <text:s/>Jodok is a student of an independent Scribes guild who was sent to Terpinol, on the Aran Sea, to learn the languages of southern Saskantinon and of Aranzen. <text:s/>Timon is a foreign scholar, <text:span text:style-name="T44">from a Land that Jodok had never heard of and barely even believes exists, far across the Aran Sea, who lectures mostly on philosophy, language and "the nature of being". <text:s text:c="2"/>Jurre is another student.</text:span></text:p>
      <text:p text:style-name="P27"/>
      <text:p text:style-name="P28">These are scribbles from Jodok's notebook.</text:p>
      <text:p text:style-name="P27"/>
      <text:p text:style-name="P27"/>
      <text:p text:style-name="P28">How can I identify with anything Proffo Timon says? Is this stuff even from this <text:span text:style-name="T101">Land</text:span>? <text:span text:style-name="T101">Are there really other Lands? <text:s/>Or other </text:span><text:span text:style-name="T24">worlds</text:span><text:span text:style-name="T101">? <text:s/></text:span>How would I know <text:span text:style-name="T134">for sure if I haven't seen them myself</text:span>?</text:p>
      <text:p text:style-name="P28"/>
      <text:p text:style-name="P28">Timon asked us to consider deeply how to express an opinion. <text:s/>That led to pondering what is truth. <text:s/>And then, if we can determine what <text:span text:style-name="T135">truth</text:span> is, how do we determine how it should be <text:span text:style-name="T15">used</text:span> <text:span text:style-name="T135">and not just waste it</text:span>? <text:s/></text:p>
      <text:p text:style-name="P28"/>
      <text:p text:style-name="P29">We read a series of stories from Aranzen. <text:span text:style-name="T136">Woooz! <text:s/></text:span>Very intellectual stuff. They <text:span text:style-name="T102">seem to </text:span>have quite a different culture from the Saskan Lands. Not so many songs. Lots more written legends. In these <text:span text:style-name="T137">Aranzen</text:span> stories <text:span text:style-name="T103">we read</text:span> <text:span text:style-name="T103">about a Wolf and a Raven, but it was clearly a parable,</text:span> <text:span text:style-name="T137">not just a summary from </text:span><text:span text:style-name="T22">Scarcity and Plenty. <text:s/></text:span><text:span text:style-name="T137">It posed a</text:span> question, based on the development of <text:span text:style-name="T103">the relationship between the main characters and </text:span>various <text:span text:style-name="T103">others</text:span>, as to whether the line distinguishing genius from madness is, in fact, indistinguishable. <text:s/><text:span text:style-name="T137">And if</text:span> so, then is it healthier to not <text:span text:style-name="T103">bother </text:span>pursu<text:span text:style-name="T103">ing</text:span> the highest truths <text:span text:style-name="T103">at all</text:span>? </text:p>
      <text:p text:style-name="P28"/>
      <text:p text:style-name="P28"><text:span text:style-name="T139">I seem to have a bad attitude about lots of folks. <text:s/></text:span>Sometimes I feel like all non-mixed humans, <text:span text:style-name="T138">all the non-augmented,</text:span> are just evil, <text:span text:style-name="T138">or at least inauthentic</text:span>. Other times that all the Heliops <text:span text:style-name="T138">must be</text:span> mad. Or <text:span text:style-name="T139">at least </text:span>that all the Riders are arrogant assholes. <text:span text:style-name="T139">Why do they have to be like that? <text:s/></text:span>Or <text:span text:style-name="T139">other times </text:span>that the Barboskanti – and <text:span text:style-name="T139">really just all </text:span>southerners in general – act <text:span text:style-name="T139">really </text:span>weirdly and follow the<text:span text:style-name="T104">ir myriad</text:span> odd-ball belief systems just for <text:span text:style-name="T105">the </text:span>sake of annoying <text:span text:style-name="T105">and confounding</text:span> everybody else. <text:span text:style-name="T139">What for? What's the point?</text:span> <text:s/>Perhaps the only honest answer is be alone. <text:s/><text:span text:style-name="T105">T</text:span>hese are <text:span text:style-name="T105">the kinds of </text:span>thoughts I have when walking <text:span text:style-name="T139">alone on</text:span> the beaches here at Terpinol, gazing out on the Aran Sea. <text:span text:style-name="T139">They say there is whole other Land on the other side, but it just seems to go on forever. </text:span><text:s/><text:span text:style-name="T105">And </text:span>I wonder, <text:span text:style-name="T105">is this it? </text:span><text:s/><text:span text:style-name="T105">Will it be </text:span>my fate in the <text:span text:style-name="T139">final waning</text:span> of my <text:span text:style-name="T139">moons</text:span>, <text:span text:style-name="T105">to being doing </text:span>just that, to still be walking on the<text:span text:style-name="T139">se</text:span> sands, <text:span text:style-name="T139">still </text:span>staring out at the <text:span text:style-name="T139">endless </text:span>sea, still wondering what is beyond that horizon <text:span text:style-name="T105">and beyond the stars?</text:span></text:p>
      <text:p text:style-name="P28"/>
      <text:p text:style-name="P30">Are any of my preconceived notions regarding the species and tribes of the Saskan Lands true in any meaningful sense? Can any <text:span text:style-name="T106">individual </text:span>sentient being accurately be categorized? <text:s/></text:p>
      <text:p text:style-name="P30"/>
      <text:p text:style-name="P30"><text:span text:style-name="T107">A while back,</text:span> Timon told us to take a full day to <text:span text:style-name="T107">just </text:span>do chores, and nothing else. No thinking. No writing. No deep discussions with<text:span text:style-name="T140">in</text:span> our own minds or <text:span text:style-name="T140">interacting with </text:span>anyone else's. <text:s/><text:span text:style-name="T45">So yesterday </text:span>I cooked and cleaned, served food to others, and helped to clean <text:span text:style-name="T107">and tidy up</text:span> some more. Worked in the garden. <text:span text:style-name="T108">Gathered wood, carried water. <text:s/></text:span>Went to bed tired and happy. It was delightful. </text:p>
      <text:p text:style-name="P30"/>
      <text:p text:style-name="P31"><text:soft-page-break/>I get sick of the company of some of the other students. Always trying to show how smart they are, like it's a competition. A few of them are more like me… a bit more <text:span text:style-name="T109">of a </text:span>"<text:span text:style-name="T109">head </text:span>floating in the clouds". <text:s/>I especially like being around Jurre. We can sit together and "space out", <text:span text:style-name="T140">just looking up at the night sky,</text:span> and it's OK. </text:p>
      <text:p text:style-name="P31"/>
      <text:p text:style-name="P32">I am paying more and more attention to Jurre. Don't want to be careless with our friendship. <text:s/>Who knows if we'll ever meet again once our training here is done. There is a <text:span text:style-name="T140">weird old </text:span>Barbol herbalist visiting here <text:span text:style-name="T110">today </text:span>who claims to have a concoction that will "bind two souls forever". <text:s/>Yeah? <text:s/><text:span text:style-name="T140">Should we try it?</text:span> <text:s/><text:span text:style-name="T110">N</text:span>o. <text:s/><text:span text:style-name="T110">Think</text:span> I'll just get us a nice big pot of s'lah <text:span text:style-name="T110">to share togehter</text:span>. We'll drink. We'll laugh. </text:p>
      <text:p text:style-name="P32"/>
      <text:p text:style-name="P32">Timon says that time heals all wounds, but <text:span text:style-name="T140">that it always</text:span> <text:span text:style-name="T111">cuts </text:span>open <text:span text:style-name="T111">a</text:span> few new ones <text:span text:style-name="T110">too</text:span>. </text:p>
      <text:p text:style-name="P32"/>
      <text:p text:style-name="P32"/>
      <text:p text:style-name="P32"/>
      <text:p text:style-name="P32"/>
      <text:p text:style-name="P47"><text:span text:style-name="T43">Timo</text:span>n <text:span text:style-name="T141">and Barfalot debate the Catastrophe and Its Aftermath and Other Things</text:span></text:p>
      <text:p text:style-name="P41"/>
      <text:p text:style-name="P33">Timon is <text:span text:style-name="T146">a </text:span>very old academic foreigner from a Bricotan Land across the Aran Sea who teaches courses on philosophy, linguistics, calligraphy, music theory, and mental combat at the Scribes Academy in Terpinol. </text:p>
      <text:p text:style-name="P33"/>
      <text:p text:style-name="P33">Barfalot is canine-human mix with <text:span text:style-name="T146">many varied </text:span>connections <text:span text:style-name="T146">all </text:span>across the Saskan Lands <text:span text:style-name="T147">and beyond</text:span>, whose official role is <text:span text:style-name="T142">Song-catcher, </text:span>collecting songs for a Bards Guild, but who is considered by many to be a "Traveling Mage" acting on behalf of a shadowy "Mages Guild". <text:s/></text:p>
      <text:p text:style-name="P33"/>
      <text:p text:style-name="P35">Barfalot spends some time in Terpinol recording recent findings. In the evenings, Barfie and Timon – <text:span text:style-name="T144">who have known each other for a long time --</text:span> put away a good bit of s'lah, <text:span text:style-name="T144">smoke and good southern cuisine originating from both land and sea,</text:span> while discussing their understanding of the Great Catastrophe <text:span text:style-name="T148">and other Important Topics</text:span>. </text:p>
      <text:p text:style-name="P35"/>
      <text:p text:style-name="P35">The following are reports on their conversation as <text:span text:style-name="T144">transcribed</text:span> by a deep undercover spy from the Special Branch of the Helioiptic Watchers Guild who had infiltrated an Independent Scribes local and weaseled an invite to Terpinol. <text:s/><text:span text:style-name="T144">These reports were then stolen from the Helioptic Archives in Juuj during the turmoil of the Great Kahila Uprising that followed the Event in Rikila.</text:span></text:p>
      <text:p text:style-name="P35"/>
      <text:p text:style-name="P35"/>
      <text:p text:style-name="P38">Suth, Marflutter, and Drekary are names of characters <text:span text:style-name="T149">who figure in some of</text:span> the <text:span text:style-name="T15">Secret Bard Songs of </text:span><text:span text:style-name="T26">the </text:span><text:span text:style-name="T15">High Weyrlands</text:span>. <text:s/>Th<text:span text:style-name="T150">is collection of song cycles is</text:span> called "Secret". <text:span text:style-name="T151">B</text:span>ut... <text:span text:style-name="T151">N</text:span>ot as widely-known as many other bard-canons, <text:span text:style-name="T152">they </text:span>are not particularly well-hidden either. <text:s/>Calling them "Secret" is part of the pastiche that denizens of New Weyr like to foment about themselves, <text:span text:style-name="T153">hiding up in the mountains and so on</text:span>. </text:p>
      <text:p text:style-name="P35"/>
      <text:p text:style-name="P34"/>
      <text:p text:style-name="P36">T: <text:span text:style-name="T154">Twenty-three</text:span> <text:span text:style-name="T156">sun-</text:span>centuries ago the pre-Pentacross <text:span text:style-name="T154">ancient </text:span>regime launched wave after wave of <text:span text:style-name="T157">machinic </text:span>flying <text:span text:style-name="T157">dragons</text:span> in a <text:s/>massive aerial bombardment on what is now The Firelands. The great <text:span text:style-name="T158">S</text:span>torm of Fire broke up that land into the islands it is today, devastating everything. The five great kingdoms of Lurabar retaliated with a vengeance, setting off a wall of explosions 5 thousand kli long, from the Nothern Ocean all the way to the Remari Sea, and hundreds of kli wide. <text:s/>This created the Poison Sea that now separates Pentacross from Lurabar. <text:s/>This wave of destruction was followed by the <text:span text:style-name="T159">Thousand</text:span> Year Winter <text:span text:style-name="T158">which</text:span> ended all the great kingdoms of the North. </text:p>
      <text:p text:style-name="P36"/>
      <text:p text:style-name="P36">B: It was not that long ago, maybe half that, like <text:span text:style-name="T155">maybe 3000 Moons or so</text:span>. The Lengo Islands are still uninhabitable. The western coast of Pentacross is still called The Land of Death in Shanowan songs. There are also some indications that the Agency intervened to stop it <text:span text:style-name="T161">all </text:span>from getting worse. In other words, the Long Winter was at least partly <text:span text:style-name="T15">their</text:span> doing, not just a fallout from the Fires, <text:span text:style-name="T160">and it didn't last for a thousand sun-turns</text:span>. </text:p>
      <text:p text:style-name="P36"/>
      <text:p text:style-name="P36">T: I don't agree on your timeline, <text:span text:style-name="T162">and I am dubious about this "Agency" of yours, </text:span>but I can't help feeling that there is something to the idea of an <text:span text:style-name="T163">out-world</text:span> intervention <text:span text:style-name="T164">of some kind</text:span>. <text:span text:style-name="T143">The Britcotan </text:span><text:soft-page-break/><text:span text:style-name="T143">Lands, especially near the southern tip of Krshanana, are not </text:span><text:span text:style-name="T25">that</text:span><text:span text:style-name="T143"> far away from Mantemar. <text:s/>After all, I made it across. Yet there is virtually no communication between the great continents, practically no sense among most that the other Lands even exist. <text:s/>Almost like some kind of wall was put up between them.</text:span></text:p>
      <text:p text:style-name="P36"/>
      <text:p text:style-name="P37">B: Sometimes I think <text:span text:style-name="T15">you</text:span> are from the Agency.</text:p>
      <text:p text:style-name="P37"/>
      <text:p text:style-name="P37">T: Ha! As if! Sure, some day I will invite you to visit me my on my Home Planet in <text:span text:style-name="T165">the</text:span> Blue Star System! </text:p>
      <text:p text:style-name="P37"/>
      <text:p text:style-name="P37">B: <text:span text:style-name="T166">I can't tell if you're joking or not. <text:s/>Say. <text:s/>Changing topics a bit… <text:s/></text:span>Old friend, I'm having a good bit of difficulty lately focusing my thinking and activities. I am adrift in the way of spontaneous responses to musical phenomena, pleased enough to be satisfied with consequences of recent finds, and happily without much responsibility in any case. <text:s/><text:span text:style-name="T167">Can you smell me?</text:span> <text:s/>I can drift and wander as I please, as you can see, traveling off the Ring, to the Far Shores of Saskantinon if I choose to, yeah? But I am fearful of the next landing site from my aimless drifting. </text:p>
      <text:p text:style-name="P37"/>
      <text:p text:style-name="P37">T: <text:span text:style-name="T168">What a way you have with words. <text:s/>I'll never catch on to your clever doggerel. <text:s/>Hmm… </text:span>You are familiar with some of the songs regarding the secret teks of the so-called Wind Lords, I assume? The <text:span text:style-name="T169">ones about the </text:span>Great Floating Whales, for example? </text:p>
      <text:p text:style-name="P37"/>
      <text:p text:style-name="P37">B: Yes. Exactly. It's like I'm having a premonition that I am riding in a basket beneath <text:span text:style-name="T170">one of the mythical</text:span> Great Floating Whale<text:span text:style-name="T171">s</text:span> <text:span text:style-name="T145">of the Secret Songs of Suth </text:span>but I know that, inevitably, a space-rock will penetrate the Shield and catch me unawares, shutting down the long song of the great beast, shattering my serenity. </text:p>
      <text:p text:style-name="P37"/>
      <text:p text:style-name="P38">T: Perhaps you could consider the <text:span text:style-name="T172">33</text:span><text:span text:style-name="T173">rd</text:span><text:span text:style-name="T172"> </text:span>Song of Suth…</text:p>
      <text:p text:style-name="P38"/>
      <text:p text:style-name="P38">B: Yes, again, very perceptive. Thanks. <text:s/><text:span text:style-name="T172">Right. </text:span><text:s/>I<text:span text:style-name="T174">'ve been </text:span>wandering in the clouds like Suth, listening to Drakery drone on <text:span text:style-name="T174">for weeks </text:span>about the great unchanging, immobile fixed ideas that have created generations of rock-steady Wind Lords, all the while thinking there must be some action, some purpose, some clear <text:span text:style-name="T15">design</text:span> that will boost our overall capacities <text:span text:style-name="T175">beyond what we have know thus far</text:span>. <text:span text:style-name="T175">But w</text:span>hich way do I need to travel to find that plan, <text:span text:style-name="T175">that design</text:span>? </text:p>
      <text:p text:style-name="P38"/>
      <text:p text:style-name="P38">T: <text:span text:style-name="T176">As I guess you know, i</text:span>t remains unknown in the great epic song cycle, <text:span text:style-name="T176">but not without potential</text:span>. Suth flies on into the West, beyond Aranzen, towards the west coast <text:span text:style-name="T176">of </text:span>Lurbar, possibly heading for The Firelands, when Drakery decides to <text:span text:style-name="T176">leave, taking wing on a flying beast and </text:span>return<text:span text:style-name="T176">ing</text:span> home to the <text:span text:style-name="T176">safety and security of their </text:span>mountain stronghold. </text:p>
      <text:p text:style-name="P38"/>
      <text:p text:style-name="P38">B: <text:span text:style-name="T176">Right. <text:s/>Do I need to make a journey to the West? <text:s/></text:span>I am so often asked for answers. But I only seek to be a wiser seeker, a partner to those who are seeking, to always be a student first. </text:p>
      <text:p text:style-name="P38"/>
      <text:p text:style-name="P38"><text:soft-page-break/>T: Have you heard the so-called Unknown Verses of the Song of Suth? The ones concerning the tale of how Marflutter had been stowed away the whole time, in the belly of the Great Floating Whale, and emerges once Suth enters the <text:span text:style-name="T176">waters just south of the </text:span>unknown western lands? </text:p>
      <text:p text:style-name="P38"/>
      <text:p text:style-name="P38">B: Yes, but I won't speak of that here. <text:s/><text:span text:style-name="T177">New Events are afoot. <text:s/>No doubt, the walls have ears.</text:span></text:p>
      <text:p text:style-name="P38"/>
      <text:p text:style-name="P38">(They are both observed to be silent for a long while.)</text:p>
      <text:p text:style-name="P38"/>
      <text:p text:style-name="P38">T: <text:span text:style-name="T178">History! How clever it is. A bone worth chewing on, eh my friend? <text:s/>Paying attention to character, to consciousness, to the activities of the various players we can see how they did what they did, what mistakes they made as well as their achievements. Looking everything over from six different angles. Looking for the lacunae at the center of things. <text:s/>Never stop studying. This is crucial.</text:span></text:p>
      <text:p text:style-name="P38"/>
      <text:p text:style-name="P39">B: Oh for the sake the Rivers, Timon, if you're going to start lecturing me on <text:span text:style-name="T22">Scarcity and Plenty </text:span>then I'm off to bed<text:span text:style-name="T15">. </text:span></text:p>
      <text:p text:style-name="P39"/>
      <text:p text:style-name="P39">T: Sorry. Professional habits are hard to break. <text:s/><text:span text:style-name="T179">Let me put it</text:span> this way then: <text:s/>use your enormous training and experience to enhance some new capabilities. <text:s/>Transform "dead" information into "living" and "useful" information. Truthful is useful. People say you're a Mage, so study more astronomy. It will help <text:span text:style-name="T179">you </text:span>keep things in perspective. Eat right too. <text:span text:style-name="T179">And d</text:span>on't make excuses for mistakes or missed opportunities. <text:s/>Stay alert. This is not a drill. </text:p>
      <text:p text:style-name="P39"/>
      <text:p text:style-name="P40">B: You're a pal. </text:p>
      <text:p text:style-name="P40"/>
      <text:p text:style-name="P40">T: Thanks.</text:p>
      <text:p text:style-name="P40"/>
      <text:p text:style-name="P40">B: Let's sing.</text:p>
      <text:p text:style-name="P40"/>
      <text:p text:style-name="P40">(They spent the rest of the evening singing, mostly various well-known bard-songs of the Barboskanti and Uitibarbo regions, ending with an inscrutable Eaiyan ballad.)</text:p>
      <text:p text:style-name="P39"/>
      <text:p text:style-name="P39"/>
      <text:p text:style-name="P34"/>
      <text:p text:style-name="P34"/>
      <text:p text:style-name="P34"/>
      <text:p text:style-name="P34"/>
      <text:p text:style-name="P80">Snippet of a Conversation Overheard at a Morilly Inn</text:p>
      <text:p text:style-name="P50"/>
      <text:p text:style-name="P50">The conversation takes place in <text:span text:style-name="T180">Oobarq. The speaker referred to as Uncle uses it fluently and is clearly shaped like some kind sentient mix, possibly of terrapin origin. That speaker's language – the one referred to as "Uncle" – is slow, careful and lugubrious. <text:s/>The other speaker, referred to as Fango, is very likely a native Oober-speaker who has learned to speak and understand Oobarq, <text:s/>Fango exhibits no </text:span><text:span text:style-name="T27">obvious</text:span><text:span text:style-name="T180"> physical signs of being mixed. <text:s/>It is not clear who Ganogger is, though the context of the conversation probably indicates that Ganogger originates from Krbshanana. <text:s/>Morning Thunder is a famous herbalist from the New Harvest community in the Lower Weyrlands.</text:span></text:p>
      <text:p text:style-name="P50"/>
      <text:p text:style-name="P51">Morilly, the largest town in Mobablbesq, sits on the Moril River, originally part of the Barbo, now the main egress from Beaver Lake to the Krbsh Sea. <text:s/>The town is a pathway between the Ring Road, which lies about 50 kli to the north, Beaver Lake to the west, and the Krbsh Sea to the east. It sits directly across the river from the Isle of Wye.</text:p>
      <text:p text:style-name="P51"/>
      <text:p text:style-name="P51">The Inn of a Thousand Ways sits right on, and indeed melds into the river. <text:s/>It is famous, or infamous depending on your perspective, for being a mixing-place for sentients and travelers of all types, including visitors from the Krbshanana and the Lewshanana, which is to say, one might even encounter mixed-sentient sea-creatures of various types. Though their appearance is rare and they tend to stay in the watery parts of the Inn, some such visitors prefer the low-key nature of Morilly to the bustling port towns of Selaron on the Mobablbeqan coast or Blubar, the great fortress and tower where the Blu empties into the Krbsh Sea. </text:p>
      <text:p text:style-name="P51"/>
      <text:p text:style-name="P51"/>
      <text:p text:style-name="P52">Some of the phrases used in the conversation may need some explanation:</text:p>
      <text:p text:style-name="P52"/>
      <text:list xml:id="list3747466088" text:style-name="L1">
        <text:list-item>
          <text:p text:style-name="P53">"...you've found the hole in it…" means "you've figured it out", "you've solved it", "you have a complete understanding of it"</text:p>
        </text:list-item>
        <text:list-item>
          <text:p text:style-name="P53">"...as barmy as a Kahila basimi on a mission…" <text:s/>refers to a sneaky assassin </text:p>
        </text:list-item>
        <text:list-item>
          <text:p text:style-name="P53">"...where's the Sixth in that?…" depending very much on tone, is a way of saying "Your explanation is not complete." or "You are keeping something from me." or "I beg your pardon?" or "You're lying!!" </text:p>
        </text:list-item>
        <text:list-item>
          <text:p text:style-name="P53">"...that one's on their Third Seventh…" means, pretty much, "That person doesn't know their ass from a hole in the ground"</text:p>
        </text:list-item>
      </text:list>
      <text:p text:style-name="P52"/>
      <text:p text:style-name="P52">Fango: <text:s/>"I think you've found the hole in it, Uncle."</text:p>
      <text:p text:style-name="P52"/>
      <text:p text:style-name="P52">Uncle: <text:s/>"Then you're being as barmy as Kahila basimi on a mission, just like that lying, sneaky <text:span text:style-name="T180">Ganogger</text:span>." </text:p>
      <text:p text:style-name="P52"/>
      <text:p text:style-name="P52">Fango: <text:s/>"Where's the Sixth in that?"</text:p>
      <text:p text:style-name="P52"/>
      <text:p text:style-name="P52">Uncle: "And Ganogger's on their Third Seventh if their on their First!"</text:p>
      <text:p text:style-name="P52"/>
      <text:p text:style-name="P52"><text:soft-page-break/>Fango: <text:s/>"Respectfully, I tend to disagree, Uncle. You've been misled. We can trust Ganogger."</text:p>
      <text:p text:style-name="P52"/>
      <text:p text:style-name="P52">Uncle: "Oh, stop your barking. And pour me another one!"</text:p>
      <text:p text:style-name="P52"/>
      <text:p text:style-name="P52">Fango: (to the barkeep) <text:s/>"Another bucket of Besqan s'lah, if you please."</text:p>
      <text:p text:style-name="P52"/>
      <text:p text:style-name="P52">Fango: (to Uncle) "Another bucket's gonna send you right into the river, you farting old monkey. <text:s/>I don't give a star's tail about the Juujan Clerics. They are of no consequence to us. And <text:span text:style-name="T181">I am not tickled about working with Ganogger. <text:s/>In fact I think this whole undertaking is probably just waste. <text:s/>After this bucket, let's get you some clean water and then you can find the Way to Wye. Isn't that where you're headed?"</text:span></text:p>
      <text:p text:style-name="P52"/>
      <text:p text:style-name="P54">Uncle: <text:s/>"Stop trying to ride a beast you dull goat of a boy. I don't care about Helioptic politics either, much less their idiot's religion. But face it, we're in this situation together and we're going to need some help, you and I, boy, you and I."</text:p>
      <text:p text:style-name="P54"/>
      <text:p text:style-name="P54">Fango: (quietly) "I am I."</text:p>
      <text:p text:style-name="P54"/>
      <text:p text:style-name="P54">Uncle: "What? Of course you are. Don't start up with your Terpinollian cow-splat. <text:s/>Here are we, and we are we, and we are in this together. Get it? Are you going to help me drink this or not? <text:s/>Get that spoon moving. <text:s/>Besqan s'lah is best when it's hot."</text:p>
      <text:p text:style-name="P54"/>
      <text:p text:style-name="P54">Fango: (in between spoonfuls of s'lah) "All right. So you haven't found the hole yet, but we're turning the thing around together, I get it. One condition though. <text:s/>Swear to me on the wanderers that you're not going to mention Morning Thunder's part in this until I have a chance to explain it to Ganogger first."</text:p>
      <text:p text:style-name="P54"/>
      <text:p text:style-name="P54"/>
      <text:p text:style-name="P54"/>
      <text:p text:style-name="P54"/>
      <text:p text:style-name="P54"/>
      <text:p text:style-name="P81">The Secret History of the Bishopric of Saskantinon</text:p>
      <text:p text:style-name="P55"/>
      <text:p text:style-name="P55">The following notes are from materials, <text:span text:style-name="T191">ummm…, </text:span>lifted?, <text:span text:style-name="T191">no, uhhh liberated...</text:span> from the Juujan archives during the <text:span text:style-name="T144">Great Kahila Uprising that followed the Event in Rikila. <text:s/></text:span>They reflect an understanding of <text:span text:style-name="T192">the </text:span>history in the Saskan Lands since the Catastrophe which is taught to Helioptic Scribes, Clerics and Officials. </text:p>
      <text:p text:style-name="P55"/>
      <text:p text:style-name="P55">Many of the<text:span text:style-name="T192">se</text:span> details <text:span text:style-name="T192">are</text:span> contradicted <text:span text:style-name="T192">in part or in full b</text:span>y scholars from other schools of thought, but this <text:span text:style-name="T193">short summary</text:span> provide<text:span text:style-name="T193">s</text:span> an interesting perspective into Helioptic <text:span text:style-name="T193">culture and </text:span>thinking. </text:p>
      <text:p text:style-name="P55"/>
      <text:p text:style-name="P58">The text never mention a continent other than Mantemar, leaving the impression that "Mantemar" is a synonym for "The World". This is a common misconception in the Saskan Lands, especially among Helioptic true believers. </text:p>
      <text:p text:style-name="P55"/>
      <text:p text:style-name="P55">Some terms and concepts:</text:p>
      <text:p text:style-name="P55"/>
      <text:list xml:id="list1400455422" text:style-name="L2">
        <text:list-item>
          <text:p text:style-name="P56">The Blessed Era (BE) – time since since the consolidation of Helioptic power in the central Saskan Lands betweeen the Two Rivers, that is, since the declaration of the Bishopric centered in Besquohuk.</text:p>
        </text:list-item>
        <text:list-item>
          <text:p text:style-name="P71">The Blessed Lands – references in the Book of Heliodamus to the place where the Good Time will take root, usually interpreted to mean the Saskan Lands</text:p>
        </text:list-item>
        <text:list-item>
          <text:p text:style-name="P56">The Time Before (TB) – refers to the time before the Great Catastrophe. In the Helioptic understanding, <text:span text:style-name="T194">which always </text:span>more or less align to some stories in the <text:span text:style-name="T15">Book of Heliodamus</text:span>, <text:span text:style-name="T194">or to a popular interpretation of such stories, </text:span>this period ended about 2000 sun-turns (solar years) prior to the start of the BE, in the catastrophic event known as The Blessed Fire.</text:p>
        </text:list-item>
        <text:list-item>
          <text:p text:style-name="P56">The Between Time (BT) – refers to the era between the end of TB and start of BE. </text:p>
        </text:list-item>
        <text:list-item>
          <text:p text:style-name="P56">All reckonings of time follow the Helioptic solar calendar, which starts/ends at the Summer Solstice. <text:s/>A "turn" or "sun-turn" refers to a Solar Year. </text:p>
        </text:list-item>
      </text:list>
      <text:p text:style-name="P55"/>
      <text:p text:style-name="P55"/>
      <text:p text:style-name="P57"><text:span text:style-name="T195">"</text:span>The Time Before lasted for 100,000 turns. During that <text:span text:style-name="T196">long </text:span>era, men emerged from barbarism, gr<text:span text:style-name="T183">ew</text:span> from animals into consciousness and <text:span text:style-name="T183">a </text:span>full <text:span text:style-name="T197">civilized</text:span> <text:span text:style-name="T183">human </text:span>life. <text:s/>They took dominion over women and beasts, and developed great <text:span text:style-name="T198">cities</text:span>. They <text:span text:style-name="T199">gained a deep</text:span> understand<text:span text:style-name="T182">ing of</text:span> the Day Star, but were often misled and fell into <text:span text:style-name="T182">many</text:span> errors, such as believing in other worlds and other times. As their mistakes grew <text:span text:style-name="T200">and multiplied</text:span>, they indulged in all types of wickedness, <text:span text:style-name="T182">including trying to escape from the realm of the Day Star into the Nothingness</text:span>. <text:s text:c="2"/><text:span text:style-name="T182">Their civilizations collapsed into never-ending conflict.</text:span> <text:s/></text:p>
      <text:p text:style-name="P57"/>
      <text:p text:style-name="P57">The Between Time began 2400 turns ago, following the Great <text:span text:style-name="T201">Blessed </text:span>Fire <text:span text:style-name="T183">that</text:span> was sent by the Day Star to purge Mantemar of evil and error.</text:p>
      <text:p text:style-name="P57"/>
      <text:p text:style-name="P58">2000 BT – 1900 BT: <text:s/><text:span text:style-name="T2">The Time of Smoke</text:span>. Darkness covered the world as the Nothingness fought with the Light for control of the True Men of Mantemar. <text:s/><text:span text:style-name="T202">N</text:span>ew type<text:span text:style-name="T202">s</text:span> of Evil sprung up everywhere <text:span text:style-name="T202">as the Nothingness resisted the Fire and the Light</text:span>. Men lay with beasts and created all sorts of monsters. <text:s/>Machinic remnants of the Time Before burrowed deep into the ground and formed themselves into <text:soft-page-break/>Stone Golems. <text:s/>Starry Influences dove into the Seas and created every manner of Sea Monster. <text:s/><text:span text:style-name="T203">And from all corners of the Lands, guided by the Day Star, determined to survive, to find the Blessed Lands and to lay the foundations for the Good Time, small bands of the True Guardians of the Light began to journey instinctively towards the Land Between the Two Rivers.</text:span></text:p>
      <text:p text:style-name="P58"/>
      <text:p text:style-name="P59">1900 – 1850 BT: <text:s/><text:span text:style-name="T2">The Wesshewen Domination</text:span>. <text:s/>The smoke began to clear as millions of human survivors followed the True Men and began to congregate in large numbers between the mountains, on the great plains of Wesshewen, where they <text:span text:style-name="T204">build enormous mounds and </text:span>called on the animals to <text:span text:style-name="T204">assist and </text:span>defend them. <text:s/>The <text:span text:style-name="T205">people</text:span> and the animals fought a great battle against the Stone Golems. <text:s/>Hundreds of thousands perished in the great conflict, but finally they drove the Created into the Krun<text:span text:style-name="T206">k</text:span>inotto <text:span text:style-name="T206">Mountains</text:span>, where they remain hidden to this day, plotting their revenge. The Council of the Elders of Wesshewen were mostly True Men. <text:s/><text:span text:style-name="T207">B</text:span>ut the Council also <text:span text:style-name="T207">had </text:span>been defiled by the sneaky ones, by the animals-who-appear-like-men. <text:s/><text:span text:style-name="T208">O</text:span>nce the machincs has been drive<text:span text:style-name="T208">n</text:span> away, the <text:span text:style-name="T208">defilers</text:span> began to raise all kinds of dissent and error.</text:p>
      <text:p text:style-name="P59"/>
      <text:p text:style-name="P59">1850 – 1820 BT: <text:s/><text:span text:style-name="T2">The </text:span><text:span text:style-name="T6">First Great Migration and the </text:span><text:span text:style-name="T2">Two Kingdoms </text:span><text:span text:style-name="T7">of Men</text:span>. <text:s text:c="2"/>Given the heroic role of the animals in the battle against the machinics, many humans became sympathetic to the deceivers. <text:s/>The Council of Elders broke its solidarity. <text:s/>Those who refused to be sullied by impurities remained on the Great Plains of Wesshewen, within their might<text:span text:style-name="T209">y</text:span> mounds <text:span text:style-name="T209">protected by great</text:span> fortifications. <text:s/>Those who sympathized with the Darkness migrated <text:span text:style-name="T210">back east from whence their predecessors had fled,</text:span> to <text:span text:style-name="T210">the </text:span>hills of Ayshewen, bringing many <text:span text:style-name="T211">of the vile </text:span>mixed-breeds and animals with them. <text:s/><text:span text:style-name="T184">A Kingship was declared in both Wesshewen and Ayshewen, with family heads voting on the Leader. <text:s/>There were five Kings of Wesshewen and seveteen Kings of Ayshewen during this turbulent time of separation and betrayal. </text:span></text:p>
      <text:p text:style-name="P59"/>
      <text:p text:style-name="P60">1820 – 1780 BT: <text:s/><text:span text:style-name="T2">The Dissolutions and </text:span><text:span text:style-name="T6">the </text:span><text:span text:style-name="T2">Second Great Migration.</text:span> <text:s text:c="3"/>Multiple conflicts emerged in the Ayshewen Kingdom almost from its inception, with kingships rising and falling almost every two turns. <text:s/>In the Wesshewen Kingdom, things were more stable, but <text:span text:style-name="T212">serious </text:span>rifts began to grow between those who followed the leadership of the Guardians of the Day Star, the True Men of Mantemar, and those who took refuge in believing that confusing "six-sided logics" and so forth would help restore mankind to its glory. <text:s/>It also became clear during this period that not all of the humans had migrated to Wesshewen during the Glorious Domination. In fact, a sizable number had gathered in the hills and river valleys of Shanowa, far to the East, where they followed various heretical logics. In Ayshewen, conflicts between humans and not-humans escalated to the point of warfare, culminating in a Great Exodus of the most inhuman <text:span text:style-name="T213">of them</text:span> to the south, <text:span text:style-name="T213">especially to</text:span> the area west of the Sea of Song, and further, in<text:span text:style-name="T214">to</text:span> the Lands we now call Lewshanana and The Forg. <text:s/>In Wesshewen, the Truest of the True gathered the Faithful and led them on an Exodus southward, towards the blessed Land Between Two Rivers, <text:span text:style-name="T215">leaving behind those who tarried too long gazing at the night sky</text:span>. </text:p>
      <text:p text:style-name="P60"/>
      <text:p text:style-name="P61">1780 – 1700 BT: <text:span text:style-name="T2">The </text:span><text:span text:style-name="T3">Eight</text:span><text:span text:style-name="T10">een</text:span><text:span text:style-name="T2"> Kingdoms of Wesshewen </text:span><text:s text:c="2"/>As order began to collapse on the Wesshewen Plains due to the departure of the True Men, a variety of tribal leaders attempted to assert their control, <text:span text:style-name="T185">each lasting a shorter period than their predecessor, and reigning over a shrinking number of encampments, breaking away from the others into smaller and smaller bands, until at last eighteen separate and distinct "kingdoms" had been declared. <text:s/>Many of the Wesshewen folk, even those who </text:span><text:soft-page-break/><text:span text:style-name="T185">were not yet fully True, or even partially True, began to join the Guardians of the Day Star in their trek southwards. <text:s/>Among them were a stalwart band of warriors from the Tribe of Borded, famous for their skills in taming and riding wild beasts of all kinds, led by one of the Wesshewen Kings who'd seen that his people could no longer thrive and defend themselves on the plains. <text:s/>While they were weak in their understanding of the Light, and held many incorrect views, towards women in particular, whom they saw as "equal" to men, they were nevertheless strong allies of the Guardians, who could not have endured the many challenges they faced during the Journey without the aide and protection of their stalwart friends and allies, the Riders of Borded. </text:span></text:p>
      <text:p text:style-name="P60"/>
      <text:p text:style-name="P62">1700 – 1600 BT: <text:span text:style-name="T2">The New Society</text:span> <text:s/>When they arrived <text:span text:style-name="T225">at last in great numbers </text:span>in the area north of the Blu, <text:span text:style-name="T245">rearching</text:span> its tributary flowing down from the Krunkinotto Hills, the Borded Tribe <text:span text:style-name="T216">planted</text:span> its banner and declared a New Society governed from their encampment near the river. <text:s/><text:span text:style-name="T246">Then g</text:span>reat <text:span text:style-name="T246">D</text:span>ebates ensued between the Riders of Borded and the Guardians of the Day Star, who <text:span text:style-name="T217">kindly </text:span>sought to <text:span text:style-name="T246">bring Just Argument to</text:span> the many errors <text:span text:style-name="T247">being said by</text:span> the mighty warriors of Borded. But it was to no avail. Throughout the Mabal lands, across the Northern Gate, all the way to <text:span text:style-name="T218">the River </text:span>Bigho, the Riders asserted their authority and formed armed encampments, ignoring the appeals of the True Men to correct their errors <text:span text:style-name="T219">before settling in to build for Tomorrow</text:span>. It was during this time that the First Watch <text:span text:style-name="T220">was</text:span> initiated <text:span text:style-name="T220">and introduced </text:span>the Ritual of Burning at the start of each Turn, as a way to help <text:span text:style-name="T221">remind lost </text:span>heretical sheep <text:span text:style-name="T248">to </text:span>return to the <text:span text:style-name="T222">Trueh</text:span>old. <text:span text:style-name="T223">Shockingly</text:span>, this beautiful gesture, so clearly a fulfillment of the Instructions of the Book, was condemned <text:span text:style-name="T223">outright</text:span> by the Riders Council as interference in their "affairs". Conflicts began to emerge throughout the lands north of the Blu as the True Men began to <text:span text:style-name="T224">realize</text:span> that the "New" Society was yet another exercise in error and so, sadly, they began to build bridges and boats to cross the Blu <text:span text:style-name="T224">and separate themselves, albeit in friendly and comradely fashion, from the erstwhile but sadly erroneous Riders of Borded.</text:span></text:p>
      <text:p text:style-name="P60"/>
      <text:p text:style-name="P62">1600 – 1510 BT: <text:s/><text:span text:style-name="T2">The Crossing</text:span> <text:s text:c="2"/><text:span text:style-name="T186">In their foolish arrogance, and once again ignoring the Just Arguments of the True Guardians, the Borded Tribesmen and their followers </text:span><text:span text:style-name="T28">also</text:span><text:span text:style-name="T186"> began to cross the Northern Rivers, into the lands south of the Blu during this time, though they did so mainly in the far west, in what we now call Bordaloon, Eelan and the Weyrlands. <text:s/>Holding on to only a small area north of the river, far to the East, where the beautiful and sunny Eebar culture has its strongest root, the majority of followers of the Day Star made their way into the Great Woods of Borda and Juujal, establishing the first Sunholds, settling farmlands and using the not-men and animals found there to bring much abundance to the land and the river. <text:s/>This was not an easy task, as many of the not-men and even some of the wild animals resisted taking on their appointed role according to the Instructions of the The Book. As the True Men reached further and further south, towards the River Barbo, it became increasingly clear that in fact a Great Infection existed in the blessed lands. <text:s/>Nearly a century of cleansing, punctuated by occasional pitched battles and of course great annual Burnings, were needed to clear the Woods of rebellious vermin and help all to submit to the Day Star. By the end of the Time of the Crossing, a great victory was celebrated. <text:s/>A new and glorious Temple of the Day Star was raised above the ruins in the ancient "Box of Juuj", a site of great antiquity in the center of the Juujal Woods, dating back to the Time Before. </text:span></text:p>
      <text:p text:style-name="P62"/>
      <text:p text:style-name="P65">1510 – 1490 BT: <text:span text:style-name="T2">The </text:span><text:span text:style-name="T5">First Great </text:span><text:span text:style-name="T2">Terror</text:span> <text:s/>Just when it had seemed that the Riders and the True Believers of Helios had peacefully separated the blessed lands between them, <text:span text:style-name="T249">just as it seemed that</text:span> the <text:soft-page-break/>infidel and unclean had been subdued <text:span text:style-name="T250">in central Woods and in the South</text:span>, <text:span text:style-name="T226">and the first great Temple of Promise had been raised, then </text:span>a great calamity emerged <text:span text:style-name="T251">like thunder </text:span>from the Krun<text:span text:style-name="T252">k</text:span>inotto. The machinic ones had been <text:span text:style-name="T226">plotting</text:span> since the time of the Two Kingdoms, re-building, re-forming and re-arming themselves. <text:s/></text:p>
      <text:p text:style-name="P65"/>
      <text:p text:style-name="P66">Although tales of their occasional depredations on the remnants of the Wesshewen Tribes were commonly <text:span text:style-name="T226">reported</text:span> in those intervening years, nothing could have foretold the <text:span text:style-name="T226">enormous </text:span>rumbling tremors that <text:span text:style-name="T226">burst forth</text:span> during the time of The <text:span text:style-name="T226">First Great </text:span>Terror. <text:s/><text:span text:style-name="T237">For twenty long turns, t</text:span>he Created launched assault <text:span text:style-name="T237">after assault</text:span> on the <text:span text:style-name="T238">western side of </text:span>Saskan Lands <text:span text:style-name="T226">from all directions</text:span>, sweeping down through the mountains, emerging from caves, churning <text:span text:style-name="T227">up </text:span>through the waters, and even falling from the sky to attack the Living. The Borded Mountain Tribes, <text:span text:style-name="T227">especially those whose descendants we now call the Eelani,</text:span> endured the worst of it. <text:s/><text:span text:style-name="T227">They</text:span> resisted heroically <text:span text:style-name="T228">and with a fierce determination. <text:s/></text:span></text:p>
      <text:p text:style-name="P66"/>
      <text:p text:style-name="P66"><text:span text:style-name="T228">Though they died in droves, the Bordesh </text:span>once again <text:span text:style-name="T228">demonstrated their</text:span> usefulness to <text:span text:style-name="T253">and innate belief in </text:span>the <text:span text:style-name="T253">role of the</text:span> True Men, who <text:span text:style-name="T228">of course </text:span>contributed significantly to the <text:span text:style-name="T228">epic </text:span>battles <text:span text:style-name="T254">too</text:span>, by providing wood for fires that could burn hot enough to melt the machines. <text:s/><text:span text:style-name="T228">The border between the Eelan Hills and the Borda Woods is said to have re-created the Great Blessed Fire that ended the Reign of Evil in the Time Before, as the righteous pyres of the Blessed burned white-hot for weeks on end, creating a Great Wall of Fire through which the machinic ones could not pass. <text:s/>It is said that the molten residue of the melted machincs still underlies the eastern Ring Road to this day.</text:span></text:p>
      <text:p text:style-name="P63"/>
      <text:p text:style-name="P63">1490 – 1480: <text:s/><text:span text:style-name="T2">The Reconcil</text:span><text:span text:style-name="T5">ement</text:span> <text:s text:c="2"/>In the aftermath of the <text:span text:style-name="T238">First </text:span>Great Terror, both great collectives of men in the Saskan Lands assembled their wisest <text:span text:style-name="T239">leaders</text:span> in<text:span text:style-name="T255">to</text:span> council <text:span text:style-name="T255">after council. Together they </text:span>developed <text:s/>plan<text:span text:style-name="T187">s</text:span> to protect and defend themselves. <text:s/><text:span text:style-name="T256">It was agreed that t</text:span>he <text:span text:style-name="T256">Borded Tribes</text:span> would be responsible for the "Outer Ring" of defenses, including all of the provinces they had <text:span text:style-name="T256">already </text:span>settled in, plus a special dispensation <text:span text:style-name="T256">for freedom of movement in and participation in protecting </text:span>the eastern coastal areas of Eebar, Blubaroon and Mobalbesqua. <text:s/>The Helioptic Council would be responsible for the "Inner Ring", <text:span text:style-name="T257">providing </text:span>fortifications along <text:span text:style-name="T257">the inner banks of </text:span>both rivers and on the western and eastern extremities of the great woodlands at the center of the Lands. <text:s text:c="2"/><text:span text:style-name="T187">True Men would be granted full privileges to observe their Law in all the Saskan Lands, but, in the "Outer Ring", only upon those who "chose" to abide by it needed to submit. <text:s/>Within the "Inner Ring", no heresy of any kind was to be tolerated. <text:s/>Thus began the first settlements which eventually grew into the great towns of Saskantinon.</text:span></text:p>
      <text:p text:style-name="P63"/>
      <text:p text:style-name="P68">1480 – 1320: <text:s/><text:span text:style-name="T2">The </text:span><text:span text:style-name="T9">Two </text:span><text:span text:style-name="T2">Great Societ</text:span><text:span text:style-name="T4">ies</text:span> <text:s text:c="2"/>For a hundred and sixty Turns, the men of the Saskan Lands and their tribes-folk <text:span text:style-name="T258">and servants </text:span>worked to construct beautiful holds around their settlements. <text:s/>In the Inner Ring, annual Burnings were celebrated and Order was brought to all corners of the Woods, from the eastern shores of the Krbsh Sea to where the Eelan Hills begin to rise. <text:s/><text:span text:style-name="T258">On their part, t</text:span>he Town of Borded grew into an impressive outpost, providing a <text:span text:style-name="T259">great</text:span> trading hub for <text:span text:style-name="T259">all</text:span> the Saskan tribes and travelers from the Wesshewen Lands. <text:s/>The first weyrs began to appear in the far western hills and the first mines were sunk in Eelan. <text:s/><text:span text:style-name="T189">The first guilds of workingpeople were formed during this Time. <text:s/></text:span></text:p>
      <text:p text:style-name="P68"/>
      <text:p text:style-name="P72"><text:span text:style-name="T260">It must be pointed out, though, that a</text:span> <text:span text:style-name="T230">disappointing </text:span>modification <text:span text:style-name="T230">to </text:span>the Reconcilement took place during this time. After the machin<text:span text:style-name="T229">i</text:span>c <text:span text:style-name="T229">pseudo-life entities</text:span> had been defeated <text:span text:style-name="T231">by the combined efforts of the Two Great Societies</text:span>, a great <text:span text:style-name="T260">Just </text:span>Argument <text:span text:style-name="T260">was brought forth from the Wise Council of the </text:span><text:soft-page-break/><text:span text:style-name="T260">Guardians of Juuj</text:span> regarding the Wall of Fire. <text:s/>The Guardian <text:span text:style-name="T232">Council</text:span> of Juuj, <text:span text:style-name="T229">naturally very wise, </text:span>wished to construct a great monument in its remembrance, near what is now the Town of Qurol, <text:span text:style-name="T229">as a testimony to future generations regarding the Awesome Power of the Day Star</text:span>. <text:s/><text:span text:style-name="T261">Surprisingly, t</text:span>his was <text:span text:style-name="T262">rudely</text:span> opposed by the Riders Council of Borded, who claimed that the Great Fire Wall had done more damage than good! <text:s/><text:span text:style-name="T263">They claimed that it </text:span>had caused unnecessary death and destruction in the Eelan Hill Lands, <text:span text:style-name="T229">that the Borded Folk themselves would have defeated the machines without it, and even made the absurd claim that it had denuded much of the Central Woodlands for no useful purpose, to the detriment of "all sentient life" in the Inner Ring. </text:span></text:p>
      <text:p text:style-name="P72"/>
      <text:p text:style-name="P73"><text:span text:style-name="T233">Showing great wisdom and humility, and recognizing the sacrifice that the ignorant Hill People had made on their behalf, the Juuj Council relented and abandoned their wondrous plan for a Great Monument to the Blaze. But a worse insult was to follow. The Riders Council went on to "proclaim", without even asking for Just Argument or at least a Reading from the Book, that the Laws of Juuj did not apply and would </text:span><text:span text:style-name="T29">never</text:span><text:span text:style-name="T233"> apply to </text:span><text:span text:style-name="T29">anyone</text:span><text:span text:style-name="T233"> west of the "eastern Ring", which was their way of referring to enormous trench of melted metal and much other debris that now lay between the Borda Woods and the western hill lands. <text:s/>In effect, they declared that in recognition of the tremendous sacrifices that the Borded Hill People had made to defending the Saskan Lands, that Eelan, Bordaloon, and The Weyrlands were "off-limits" to Helioptic authority, that no Watch could ever be established or even roam there, not even in pursuit of apostates, criminals or wild animals.</text:span></text:p>
      <text:p text:style-name="P68"/>
      <text:p text:style-name="P69"><text:span text:style-name="T234">It should also be noted that, a</text:span>s <text:span text:style-name="T234">social </text:span>conditions <text:span text:style-name="T189">continued to </text:span>deteriorate greatly in the Wesshewen, it <text:span text:style-name="T234">had </text:span>became increasingly common <text:span text:style-name="T234">in the decades following the First Great Terror </text:span>for various types of <text:span text:style-name="T234">raiders and </text:span>outlaws to attempt incursion<text:span text:style-name="T190">s</text:span> both large and small into the Saskan Lands <text:span text:style-name="T235">from the North</text:span>. In these cases, the Riders <text:span text:style-name="T236">again </text:span>showed their <text:span text:style-name="T236">warrior-like </text:span>mettle, rebuffing every invader and bringing great honor to the <text:span text:style-name="T236">martial</text:span> provinces of Salotriza, Norgyte and Mabalbesq. <text:s/><text:span text:style-name="T264">This was the Time when songs of the warrior-farmers of the North began to be sung.</text:span></text:p>
      <text:p text:style-name="P69"/>
      <text:p text:style-name="P70"><text:span text:style-name="T237">Despite the failure of the Just Argument regarding the western lands, i</text:span>t was a time of <text:span text:style-name="T237">much </text:span>growth, <text:span text:style-name="T237">even </text:span>of exuberance, <text:span text:style-name="T265">and </text:span>of the emergence of a feeling amongst <text:span text:style-name="T265">many</text:span> Believers that the Good Time was indeed going to come, as foretold in the Book. <text:s/><text:span text:style-name="T240">The Borded tribes also recovered. <text:s/>Their settlements grew and prospered over time. <text:s/></text:span></text:p>
      <text:p text:style-name="P70"/>
      <text:p text:style-name="P70">Only a few <text:span text:style-name="T240">folks </text:span>raised concerns about the rumblings of discontent in the South. <text:s/><text:span text:style-name="T266">A</text:span>nd even fewer recognized the looming dangers that were lurking in the Lewshan Mountains to the East.</text:p>
      <text:p text:style-name="P67"/>
      <text:p text:style-name="P64"><text:span text:style-name="T188">1320</text:span> – <text:span text:style-name="T237">1318 </text:span>BT: <text:span text:style-name="T2">The </text:span><text:span text:style-name="T8">Second</text:span><text:span text:style-name="T5"> Great </text:span><text:span text:style-name="T2">Terror</text:span></text:p>
      <text:p text:style-name="P55"/>
      <text:p text:style-name="P75">The first enormous monsters were spotted by the Watchtower of the Two Trees, located <text:span text:style-name="T267">on a mountaintop </text:span>just west the River Bigho. <text:s/>The Two Trees which still stand today, though much battered, are in fact, two enormous and ancient trees. <text:span text:style-name="T242">S</text:span>ome heretics claim they have a sentient character of their own, and themselves raised the alarm. <text:span text:style-name="T242">Foolishness, of course.</text:span> <text:s/>In any case, the Watchtower of the Two Trees sits <text:span text:style-name="T242">between those two great trees,</text:span> on top of the only mountain located within the borders of the Saskan Lands in those parts. <text:s/>From there, a combined force of Helioptican and Bordesh militia had <text:soft-page-break/><text:span text:style-name="T268">dutifully </text:span>been keeping their sights on the Lewshan mountains ever since the Time of The Reconcilement. <text:s/></text:p>
      <text:p text:style-name="P74"/>
      <text:p text:style-name="P74">Upon spotting the monsters <text:span text:style-name="T242">racing down the side of the Dark Mountain</text:span>, warning fires were <text:span text:style-name="T242">quickly </text:span>lit all along the Salotrizan and Eebarik border with the Lewshan<text:span text:style-name="T269">anan Lands</text:span>. <text:s/><text:span text:style-name="T242">Swift r</text:span>iders went out to the northern border camps, to the growing Riderholds and Sunholds of Givakala and Rotonabloo, and <text:span text:style-name="T242">to all the settlements </text:span>beyond, carrying word of the impending attack. </text:p>
      <text:p text:style-name="P74"/>
      <text:p text:style-name="P74"><text:span text:style-name="T270">They </text:span>came on swiftly and horrifically <text:span text:style-name="T270">and with a terrific stench</text:span>. The <text:span text:style-name="T242">first</text:span> <text:span text:style-name="T271">gory </text:span>monsters were followed by hordes of reptilian, snake-like and wolverine creatures of the Night, <text:span text:style-name="T242">both large and small, all hungry and snarling for human blood</text:span>. It is said that a Smoke Creature <text:span text:style-name="T243"><text:s/></text:span>tried to envelop the newly-founded Port of Blubar, crossing over the Blu – which is many kli's wide at that point – writhing like a foul demon intent on strangulation. <text:span text:style-name="T272">And that it was stopped only when a freak lightning storm rose up out of the Krbsh Sea, dissipating it.</text:span></text:p>
      <text:p text:style-name="P74"/>
      <text:p text:style-name="P76"><text:span text:style-name="T273">In a great victorious response, legions of </text:span>Helioptic Volunteers poured into the <text:span text:style-name="T243">north-e</text:span>ast<text:span text:style-name="T243">ern provinces</text:span> from every town and farm, some armed only with scythes and rakes. <text:span text:style-name="T274">F</text:span>rom every Sunhold they <text:span text:style-name="T243">marched</text:span>, in their multitudes, singing the great <text:span text:style-name="T243">Helioptic </text:span>Songs of Tomorrow and chanting the Twelve Names of the Day Star as they threw themselves, <text:span text:style-name="T241">their Holy Torches aflame, </text:span>wave upon wave, at the <text:s/>monstrous opponents. <text:s/><text:span text:style-name="T274">The battles raged on and on, month after month. <text:s/>Piles of corpses, both human and vile-beast were beaten into a pulp as the fighting went on and on. <text:s/>Raised on the heroic stories of the First Great Terror, and well aware of the sacrifices made by their Bordesh neighbors, many of the True Volunteers saw it as their debt to future generations, as a way to redeem themselves for the embarrassing loss of Helio-Authority in the West. <text:s/>Eventually even old folks and youths were making the final march to the East. <text:s/>But even with the blood of so many Just and True Martyrs fertilizing the western banks of the Bigho, still the vile creatures continued to attack, year after year. <text:s/></text:span></text:p>
      <text:p text:style-name="P76"/>
      <text:p text:style-name="P76"><text:span text:style-name="T275">Most Wise Clerics think now that some kind of devastating blight in the Lewshan had driven them mad with hunger. An Argument was recently raised by the Scribes Guild of Khaliro noting the possibility that Dark Forces may have in fact triggered them, but this has not yet been accepted as a True Reading.</text:span></text:p>
      <text:p text:style-name="P74"/>
      <text:p text:style-name="P79">It is said that, <text:span text:style-name="T276">as the situation became more dire,</text:span> certain concessions were put <text:span text:style-name="T276">voluntarily put </text:span>forward regarding the "rights" of Riders and those who seek their "protection" throughout the Saskan Lands. <text:s/>Nobody really knows for sure <text:span text:style-name="T276">how this occurred or who first put forward the agreement</text:span>. <text:s/><text:span text:style-name="T276">Some have</text:span> point<text:span text:style-name="T276">ed</text:span> out that by waiting so long to bring in their full force, the Riders <text:span text:style-name="T277">actually </text:span>contributed to the decimation and weakening of the Great Helioptic Society of the Inner Ring. <text:s/>A few deranged bards even tell wild stories having to do with <text:span text:style-name="T277">things like </text:span>the influence of "wind lords" and the (re-)discovery of "ancient technology" as factors in how it took so long for the Riders to act <text:span text:style-name="T278">against the Lewshan monsters</text:span>.</text:p>
      <text:p text:style-name="P77"/>
      <text:p text:style-name="P78"><text:span text:style-name="T279">In any case, a</text:span>t last the bruised and battered defenders <text:span text:style-name="T279">of the Saskan Lands</text:span> heard the thunderous sound of thousands of hooves storming across the northern plains <text:span text:style-name="T279">from the West</text:span>. <text:s/>The Riders had come at last, <text:span text:style-name="T279">in a great horde, </text:span>many of them carrying never-before-<text:span text:style-name="T244">seen</text:span> metallic instruments of warfare, both weapons and armor. <text:s/>They cut into the night-spawned animal hordes like a <text:span text:style-name="T244">sharp new </text:span>plow into fresh <text:soft-page-break/>earth <text:span text:style-name="T244">in the Spring Time</text:span>, ripping them to shreds, up one side and down the other, chasing them back across the Bigho howling in pain, <text:span text:style-name="T244">where they crept back to their dark lairs in the Lewshan Mountains, where they have remained ever since</text:span>.</text:p>
      <text:p text:style-name="P78"/>
      <text:p text:style-name="P78"/>
      <text:p text:style-name="P77"/>
      <text:p text:style-name="P77"><text:s/></text:p>
      <text:p text:style-name="P7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3-08T22:01:59.186803816</dc:date>
    <meta:editing-duration>PT8H9M33S</meta:editing-duration>
    <meta:editing-cycles>360</meta:editing-cycles>
    <meta:generator>LibreOffice/6.0.7.3$Linux_X86_64 LibreOffice_project/00m0$Build-3</meta:generator>
    <meta:document-statistic meta:table-count="0" meta:image-count="0" meta:object-count="0" meta:page-count="22" meta:paragraph-count="158" meta:word-count="9947" meta:character-count="58034" meta:non-whitespace-character-count="47915"/>
  </office:meta>
</office:document-meta>
</file>